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solid" draw:fill-color="#ffffff" draw:textarea-horizontal-align="center" draw:textarea-vertical-align="middle"/>
    </style:style>
    <style:style style:name="gr2" style:family="graphic" style:parent-style-name="standard">
      <style:graphic-properties draw:fill="solid" draw:fill-color="#ffffff" draw:textarea-vertical-align="middle" draw:auto-grow-height="false" fo:min-height="0.749cm" fo:min-width="0.499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ffffff" draw:textarea-vertical-align="middle" draw:auto-grow-height="false" fo:min-height="0.749cm" fo:min-width="0.499cm"/>
    </style:style>
    <style:style style:name="gr6" style:family="graphic" style:parent-style-name="standard">
      <style:graphic-properties draw:stroke="none" draw:fill="none" draw:fill-color="#ffffff"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draw:fill="solid" draw:fill-color="#ffffff" draw:textarea-horizontal-align="left" draw:textarea-vertical-align="middle"/>
    </style:style>
    <style:style style:name="gr9" style:family="graphic" style:parent-style-name="standard">
      <style:graphic-properties draw:stroke="none" draw:fill="none" draw:fill-color="#ffffff" draw:textarea-horizontal-align="left" draw:textarea-vertical-align="middle"/>
    </style:style>
    <style:style style:name="gr10" style:family="graphic" style:parent-style-name="standard">
      <style:graphic-properties draw:stroke="none" draw:fill="gradient" draw:fill-color="#e6e6ff" draw:fill-gradient-name="Radial_20_gray_2f_white" draw:fill-hatch-name="Black_20_0_20_Degrees" draw:fill-hatch-solid="false" draw:textarea-vertical-align="middle" draw:auto-grow-height="false" fo:min-height="0.749cm" fo:min-width="0.499cm"/>
    </style:style>
    <style:style style:name="gr11" style:family="graphic" style:parent-style-name="standard">
      <style:graphic-properties draw:stroke="dash" draw:stroke-dash="Ultrafine_20_Dashed" draw:textarea-horizontal-align="center" draw:textarea-vertical-align="middle"/>
    </style:style>
    <style:style style:name="gr12" style:family="graphic" style:parent-style-name="standard">
      <style:graphic-properties draw:stroke="none" draw:stroke-linejoin="round" draw:fill="none" draw:fill-color="#ffffff" draw:textarea-horizontal-align="center" draw:textarea-vertical-align="middle"/>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e6e6e6" draw:textarea-horizontal-align="justify" draw:textarea-vertical-align="middle" draw:auto-grow-height="false" fo:min-height="0cm" fo:min-width="0cm"/>
    </style:style>
    <style:style style:name="gr15" style:family="graphic" style:parent-style-name="standard">
      <style:graphic-properties draw:stroke="none" draw:fill="none" draw:textarea-horizontal-align="center" draw:textarea-vertical-align="middle"/>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fill="solid" draw:fill-color="#e6e6e6" draw:textarea-vertical-align="middle" draw:auto-grow-height="false" fo:min-height="0.749cm" fo:min-width="0.499cm"/>
    </style:style>
    <style:style style:name="gr18" style:family="graphic" style:parent-style-name="standard">
      <style:graphic-properties draw:fill="solid" draw:fill-color="#e6e6e6" draw:textarea-vertical-align="middle" draw:auto-grow-height="false" fo:min-height="0cm" fo:min-width="0cm"/>
    </style:style>
    <style:style style:name="gr19" style:family="graphic" style:parent-style-name="standard">
      <style:graphic-properties draw:fill="solid" draw:fill-color="#e6e6e6" draw:textarea-horizontal-align="center" draw:textarea-vertical-align="middle"/>
    </style:style>
    <style:style style:name="gr20"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textarea-horizontal-align="left" draw:auto-grow-height="true" draw:auto-grow-width="false" fo:min-height="1.03cm" fo:min-width="2.04cm"/>
    </style:style>
    <style:style style:name="gr22" style:family="graphic" style:parent-style-name="standard">
      <style:graphic-properties draw:stroke="none" draw:fill="solid" draw:fill-color="#ffffff" draw:textarea-horizontal-align="left" draw:textarea-vertical-align="top"/>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7.755cm"/>
    </style:style>
    <style:style style:name="gr26" style:family="graphic" style:parent-style-name="standard">
      <style:graphic-properties draw:fill="none" draw:fill-color="#ffffff" draw:textarea-horizontal-align="center" draw:textarea-vertical-align="middle"/>
    </style:style>
    <style:style style:name="gr27" style:family="graphic" style:parent-style-name="standard">
      <style:graphic-properties draw:fill="solid" draw:fill-color="#ffffff" draw:textarea-horizontal-align="left" draw:textarea-vertical-align="middle"/>
    </style:style>
    <style:style style:name="gr28" style:family="graphic" style:parent-style-name="standard">
      <style:graphic-properties draw:fill="solid" draw:fill-color="#e6e6e6" draw:textarea-horizontal-align="left" draw:textarea-vertical-align="middle" fo:padding-top="0.076cm" fo:padding-bottom="0.076cm" fo:padding-left="0.152cm" fo:padding-right="0.152cm"/>
    </style:style>
    <style:style style:name="gr29" style:family="graphic" style:parent-style-name="standard">
      <style:graphic-properties draw:fill="solid" draw:fill-color="#ffffff" draw:textarea-horizontal-align="left" draw:textarea-vertical-align="middle" fo:padding-top="0.076cm" fo:padding-bottom="0.076cm" fo:padding-left="0.152cm" fo:padding-right="0.152cm"/>
    </style:style>
    <style:style style:name="gr30" style:family="graphic" style:parent-style-name="standard">
      <style:graphic-properties draw:fill="none" draw:textarea-vertical-align="middle" draw:auto-grow-height="false" fo:min-height="0.749cm" fo:min-width="0.499cm"/>
    </style:style>
    <style:style style:name="gr31" style:family="graphic" style:parent-style-name="standard">
      <style:graphic-properties draw:stroke="none" svg:stroke-color="#000000" draw:fill="none" draw:fill-color="#ffffff" fo:min-height="1.338cm"/>
    </style:style>
    <style:style style:name="gr32" style:family="graphic" style:parent-style-name="standard">
      <style:graphic-properties draw:fill="solid" draw:fill-color="#ffffff" draw:textarea-horizontal-align="right" draw:textarea-vertical-align="middle"/>
    </style:style>
    <style:style style:name="gr33" style:family="graphic" style:parent-style-name="standard">
      <style:graphic-properties draw:fill="solid" draw:fill-color="#ffffff" draw:textarea-horizontal-align="left" draw:textarea-vertical-align="middle"/>
    </style:style>
    <style:style style:name="gr34" style:family="graphic" style:parent-style-name="standard">
      <style:graphic-properties draw:marker-end="Arrow_20_concave" draw:marker-end-width="0.3cm" draw:textarea-horizontal-align="center" draw:textarea-vertical-align="middle"/>
    </style:style>
    <style:style style:name="gr35" style:family="graphic" style:parent-style-name="standard">
      <style:graphic-properties draw:stroke="none" draw:fill="none" draw:fill-color="#ffffff" draw:textarea-horizontal-align="right" draw:textarea-vertical-align="middle"/>
    </style:style>
    <style:style style:name="gr36" style:family="graphic" style:parent-style-name="standard">
      <style:graphic-properties draw:stroke="none" draw:fill="none" draw:fill-color="#ffffff" draw:textarea-horizontal-align="left" draw:textarea-vertical-align="top" fo:padding-top="-0.025cm"/>
    </style:style>
    <style:style style:name="gr37" style:family="graphic" style:parent-style-name="standard">
      <style:graphic-properties draw:marker-start="" draw:marker-end="Arrow_20_concave" draw:marker-end-width="0.3cm" draw:textarea-horizontal-align="center" draw:textarea-vertical-align="middle"/>
    </style:style>
    <style:style style:name="gr38" style:family="graphic" style:parent-style-name="standard">
      <style:graphic-properties draw:fill="solid" draw:fill-color="#e6e6e6" draw:textarea-horizontal-align="right" draw:textarea-vertical-align="middle"/>
    </style:style>
    <style:style style:name="gr39" style:family="graphic" style:parent-style-name="standard">
      <style:graphic-properties draw:fill="solid" draw:fill-color="#e6e6e6" draw:textarea-horizontal-align="right" draw:textarea-vertical-align="top"/>
    </style:style>
    <style:style style:name="gr40" style:family="graphic" style:parent-style-name="standard">
      <style:graphic-properties draw:fill="solid" draw:fill-color="#ffffff" draw:textarea-horizontal-align="left" draw:textarea-vertical-align="top"/>
    </style:style>
    <style:style style:name="gr41" style:family="graphic" style:parent-style-name="standard">
      <style:graphic-properties draw:stroke="none" draw:fill="none" draw:fill-color="#ffffff" draw:textarea-horizontal-align="left" draw:textarea-vertical-align="top" fo:padding-top="0.127cm"/>
    </style:style>
    <style:style style:name="gr42" style:family="graphic" style:parent-style-name="standard">
      <style:graphic-properties draw:marker-start="Square_20_45" draw:marker-start-width="0.203cm" draw:marker-end="Arrow_20_concave" draw:marker-end-width="0.203cm" draw:textarea-horizontal-align="center" draw:textarea-vertical-align="middle"/>
    </style:style>
    <style:style style:name="gr43" style:family="graphic" style:parent-style-name="standard">
      <style:graphic-properties draw:stroke="none" draw:fill="solid" draw:fill-color="#e6e6e6"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1.387cm"/>
    </style:style>
    <style:style style:name="gr45" style:family="graphic" style:parent-style-name="standard">
      <style:graphic-properties draw:stroke="none" draw:fill="none" draw:fill-color="#ffffff" draw:textarea-horizontal-align="left" draw:textarea-vertical-align="top"/>
    </style:style>
    <style:style style:name="gr46" style:family="graphic" style:parent-style-name="standard">
      <style:graphic-properties draw:fill="solid" draw:fill-color="#ffffff" draw:textarea-horizontal-align="left" draw:textarea-vertical-align="top" draw:auto-grow-height="false" fo:min-height="0cm" fo:min-width="0cm"/>
    </style:style>
    <style:style style:name="gr47" style:family="graphic" style:parent-style-name="standard">
      <style:graphic-properties draw:fill="solid" draw:fill-color="#e6e6e6" draw:textarea-horizontal-align="justify" draw:textarea-vertical-align="top" draw:auto-grow-height="false" fo:min-height="0cm" fo:min-width="0cm"/>
    </style:style>
    <style:style style:name="gr48" style:family="graphic" style:parent-style-name="standard">
      <style:graphic-properties draw:fill="solid" draw:fill-color="#ffffff" draw:textarea-horizontal-align="justify" draw:textarea-vertical-align="middle" draw:auto-grow-height="false" fo:min-height="0cm" fo:min-width="0cm"/>
    </style:style>
    <style:style style:name="gr49" style:family="graphic" style:parent-style-name="standard">
      <style:graphic-properties draw:fill="solid" draw:fill-color="#ffffff" draw:textarea-horizontal-align="justify" draw:textarea-vertical-align="top" draw:auto-grow-height="false" fo:min-height="0cm" fo:min-width="0cm"/>
    </style:style>
    <style:style style:name="gr50" style:family="graphic" style:parent-style-name="standard">
      <style:graphic-properties draw:stroke="none" svg:stroke-color="#000000" draw:fill="none" draw:fill-color="#ffffff" fo:min-height="7.303cm"/>
    </style:style>
    <style:style style:name="gr51" style:family="graphic" style:parent-style-name="standard">
      <style:graphic-properties draw:stroke="none" svg:stroke-color="#000000" draw:fill="none" draw:fill-color="#ffffff" fo:min-height="0.952cm"/>
    </style:style>
    <style:style style:name="P1" style:family="paragraph">
      <style:paragraph-properties fo:margin-left="0cm" fo:margin-right="0cm" fo:text-align="center" fo:text-indent="0cm"/>
    </style:style>
    <style:style style:name="P2" style:family="paragraph">
      <style:paragraph-properties fo:text-align="center"/>
      <style:text-properties fo:font-size="36pt"/>
    </style:style>
    <style:style style:name="P3" style:family="paragraph">
      <style:paragraph-properties fo:text-align="center"/>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fo:line-height="150%" fo:text-align="start" text:enable-numbering="false" fo:text-indent="0cm"/>
    </style:style>
    <style:style style:name="P10" style:family="paragraph">
      <style:paragraph-properties fo:margin-left="0cm" fo:margin-right="0cm" fo:line-height="150%" fo:text-align="start" text:enable-numbering="true" fo:text-indent="0cm"/>
    </style:style>
    <style:style style:name="P11" style:family="paragraph">
      <style:paragraph-properties fo:margin-left="0cm" fo:margin-right="0cm" fo:text-align="start" text:enable-numbering="true" fo:text-indent="0cm"/>
    </style:style>
    <style:style style:name="P12" style:family="paragraph">
      <style:paragraph-properties fo:margin-left="0cm" fo:margin-right="0cm" fo:line-height="150%" fo:text-align="start" text:enable-numbering="false" fo:text-indent="0cm"/>
      <style:text-properties fo:font-size="14pt"/>
    </style:style>
    <style:style style:name="P13" style:family="paragraph">
      <style:paragraph-properties fo:margin-left="0cm" fo:margin-right="0cm" fo:line-height="100%" fo:text-align="start" text:enable-numbering="false" fo:text-indent="0cm"/>
    </style:style>
    <style:style style:name="P14" style:family="paragraph">
      <style:paragraph-properties fo:margin-left="0cm" fo:margin-right="0cm" fo:text-align="center" fo:text-indent="0cm"/>
      <style:text-properties fo:font-size="16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text:enable-numbering="false" fo:text-indent="0cm"/>
    </style:style>
    <style:style style:name="P17" style:family="paragraph">
      <style:paragraph-properties fo:margin-left="0cm" fo:margin-right="0cm" fo:text-align="start" fo:text-indent="0cm"/>
      <style:text-properties fo:font-size="14pt"/>
    </style:style>
    <style:style style:name="P18" style:family="paragraph">
      <style:paragraph-properties fo:margin-left="0cm" fo:margin-right="0cm" fo:line-height="100%" fo:text-align="start" text:enable-numbering="true" fo:text-indent="0cm"/>
    </style:style>
    <style:style style:name="P19" style:family="paragraph">
      <style:text-properties fo:font-size="24pt"/>
    </style:style>
    <style:style style:name="P20" style:family="paragraph">
      <style:paragraph-properties fo:margin-left="0cm" fo:margin-right="0cm" fo:line-height="150%" fo:text-align="start" fo:text-indent="0cm"/>
    </style:style>
    <style:style style:name="P21" style:family="paragraph">
      <style:paragraph-properties fo:margin-left="0cm" fo:margin-right="0cm" fo:text-align="center" fo:text-indent="0cm"/>
      <style:text-properties fo:font-size="10pt"/>
    </style:style>
    <style:style style:name="P22" style:family="paragraph">
      <style:paragraph-properties fo:margin-left="0cm" fo:margin-right="0cm" fo:text-align="center" fo:text-indent="0cm"/>
      <style:text-properties fo:font-size="8pt"/>
    </style:style>
    <style:style style:name="P23" style:family="paragraph">
      <style:paragraph-properties fo:text-align="start"/>
      <style:text-properties fo:font-size="14pt" fo:font-weight="bold"/>
    </style:style>
    <style:style style:name="P24" style:family="paragraph">
      <style:paragraph-properties fo:text-align="center"/>
      <style:text-properties fo:font-size="14pt" fo:font-weight="bold"/>
    </style:style>
    <style:style style:name="P25" style:family="paragraph">
      <style:paragraph-properties fo:margin-left="0cm" fo:margin-right="0cm" fo:text-align="start" fo:text-indent="0cm"/>
      <style:text-properties fo:font-size="14pt" fo:font-weight="normal"/>
    </style:style>
    <style:style style:name="P26" style:family="paragraph">
      <style:paragraph-properties fo:margin-left="0cm" fo:margin-right="0cm" fo:text-align="center" fo:text-indent="0cm"/>
      <style:text-properties fo:font-size="14pt" fo:font-weight="normal"/>
    </style:style>
    <style:style style:name="P27" style:family="paragraph">
      <style:paragraph-properties fo:margin-left="0cm" fo:margin-right="0cm" fo:text-align="start" fo:text-indent="0cm"/>
      <style:text-properties fo:font-size="14pt" fo:font-weight="bold"/>
    </style:style>
    <style:style style:name="P28" style:family="paragraph">
      <style:paragraph-properties fo:margin-left="0cm" fo:margin-right="0cm" fo:text-align="end" fo:text-indent="0cm"/>
    </style:style>
    <style:style style:name="P29" style:family="paragraph">
      <style:paragraph-properties fo:margin-left="0cm" fo:margin-right="0cm" fo:text-align="end" fo:text-indent="0cm"/>
      <style:text-properties fo:font-size="14pt" fo:font-weight="normal"/>
    </style:style>
    <style:style style:name="P30" style:family="paragraph">
      <style:paragraph-properties fo:margin-left="0cm" fo:margin-right="0cm" fo:line-height="150%" fo:text-align="start" fo:text-indent="0cm"/>
      <style:text-properties fo:font-size="14pt"/>
    </style:style>
    <style:style style:name="P31" style:family="paragraph">
      <style:paragraph-properties fo:margin-left="0cm" fo:margin-right="0cm" fo:text-align="center" fo:text-indent="0cm"/>
      <style:text-properties fo:font-size="12pt"/>
    </style:style>
    <style:style style:name="T1" style:family="text">
      <style:text-properties fo:font-size="36pt"/>
    </style:style>
    <style:style style:name="T2" style:family="text">
      <style:text-properties fo:font-size="18pt"/>
    </style:style>
    <style:style style:name="T3" style:family="text">
      <style:text-properties fo:font-size="14pt"/>
    </style:style>
    <style:style style:name="T4" style:family="text">
      <style:text-properties fo:font-size="24pt"/>
    </style:style>
    <style:style style:name="T5" style:family="text">
      <style:text-properties fo:font-size="14pt" style:text-underline-style="none" fo:font-weight="normal"/>
    </style:style>
    <style:style style:name="T6" style:family="text">
      <style:text-properties fo:font-size="8pt"/>
    </style:style>
    <style:style style:name="T7" style:family="text">
      <style:text-properties fo:font-size="10pt"/>
    </style:style>
    <style:style style:name="T8" style:family="text">
      <style:text-properties fo:font-size="16pt"/>
    </style:style>
    <style:style style:name="T9" style:family="text">
      <style:text-properties fo:font-size="6pt"/>
    </style:style>
    <style:style style:name="T10" style:family="text">
      <style:text-properties fo:font-size="12pt"/>
    </style:style>
    <style:style style:name="T11" style:family="text">
      <style:text-properties fo:font-size="14pt" fo:font-weight="bold"/>
    </style:style>
    <style:style style:name="T12" style:family="text">
      <style:text-properties fo:font-size="14pt" fo:font-weight="normal"/>
    </style:style>
    <style:style style:name="T13" style:family="text">
      <style:text-properties fo:font-family="Arial" style:font-style-name="Regular" style:font-family-generic="swiss" style:font-pitch="variable" fo:font-size="14pt" fo:font-weight="normal" style:font-family-asian="Arial" style:font-style-name-asian="Regular" style:font-family-generic-asian="swiss" style:font-pitch-asian="variable" style:font-family-complex="Arial"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6.353cm" svg:height="16.193cm" svg:x="0.749cm" svg:y="2.019cm">
          <text:p text:style-name="P1"><text:span text:style-name="T1">OpenRecord <text:s/>0.1</text:span></text:p>
        </draw:rect>
        <draw:rect draw:style-name="gr1" draw:text-style-name="P3" draw:layer="layout" svg:width="26.353cm" svg:height="2.541cm" svg:x="0.749cm" svg:y="11.226cm">
          <text:p text:style-name="P1"><text:span text:style-name="T2">a tool for web-based peer production</text:span></text:p>
          <text:p text:style-name="P1"><text:span text:style-name="T2"><text:line-break/></text:span><text:span text:style-name="T3">august 2005</text:span></text:p>
        </draw:rect>
      </draw:page>
      <draw:page draw:name="page2" draw:style-name="dp1" draw:master-page-name="Default">
        <draw:custom-shape draw:style-name="gr2" draw:text-style-name="P4" draw:layer="layout" svg:width="9.639cm" svg:height="9.842cm" svg:x="17.463cm" svg:y="9.005cm">
          <text:p text:style-name="P1"><text:span text:style-name="T3"/></text:p>
          <text:p text:style-name="P1"><text:span text:style-name="T3"><text:line-break/></text:span><text:span text:style-name="T3">Multi-user, </text:span></text:p>
          <text:p text:style-name="P1"><text:span text:style-name="T3">world-scale,</text:span></text:p>
          <text:p text:style-name="P1"><text:span text:style-name="T3">semi-structured,</text:span><text:span text:style-name="T3"><text:line-break/></text:span><text:span text:style-name="T3">semantic-web-ish database tool,</text:span></text:p>
          <text:p text:style-name="P1"><text:span text:style-name="T3">with bar charts, scatter plots, pivot tables,</text:span></text:p>
          <text:p text:style-name="P1"><text:span text:style-name="T3">tools for user reputation,</text:span></text:p>
          <text:p text:style-name="P1"><text:span text:style-name="T3">knowledge aggregation,</text:span></text:p>
          <text:p text:style-name="P1"><text:span text:style-name="T3">data-conflict resolution,</text:span></text:p>
          <text:p text:style-name="P1"><text:span text:style-name="T3">and collaborative decision making.</text:span></text:p>
          <text:p text:style-name="P1"><text:span text:style-name="T3"/></text:p>
          <text:p text:style-name="P1"><text:span text:style-name="T3"/></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8.369cm" svg:y="10.274cm">
          <text:p text:style-name="P1"><text:span text:style-name="T3">Feb.</text:span><text:span text:style-name="T3"><text:line-break/></text:span><text:span text:style-name="T3">2005</text:span></text:p>
        </draw:rect>
        <draw:rect draw:style-name="gr1" draw:text-style-name="P5" draw:layer="layout" svg:width="1.587cm" svg:height="1.27cm" svg:x="14.084cm" svg:y="10.274cm">
          <text:p text:style-name="P1"><text:span text:style-name="T3">Aug.</text:span><text:span text:style-name="T3"><text:line-break/></text:span><text:span text:style-name="T3">2005</text:span></text:p>
        </draw:rect>
        <draw:custom-shape draw:style-name="gr3" draw:text-style-name="P5" draw:layer="layout" svg:width="5.397cm" svg:height="3.81cm" svg:x="9.323cm" svg:y="6.782cm">
          <text:p text:style-name="P1"><text:span text:style-name="T3">6 months</text:span><text:span text:style-name="T3"><text:line-break/></text:span><text:span text:style-name="T3">3 programmers</text:span></text:p>
          <text:p text:style-name="P1"><text:span text:style-name="T3">1200 hours 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2.222cm" svg:height="0.636cm" svg:x="8.052cm" svg:y="6.464cm">
          <text:p text:style-name="P1"><text:span text:style-name="T3">Start</text:span></text:p>
        </draw:rect>
        <draw:rect draw:style-name="gr1" draw:text-style-name="P5" draw:layer="layout" svg:width="1.588cm" svg:height="0.636cm" svg:x="14.084cm" svg:y="6.464cm">
          <text:p text:style-name="P1"><text:span text:style-name="T3">~0.1</text:span></text:p>
        </draw:rect>
        <draw:line draw:style-name="gr4" draw:text-style-name="P6" draw:layer="layout" svg:x1="9.004cm" svg:y1="7.099cm" svg:x2="9.004cm" svg:y2="10.274cm">
          <text:p text:style-name="P7"/>
        </draw:line>
        <draw:line draw:style-name="gr4" draw:text-style-name="P6" draw:layer="layout" svg:x1="15.037cm" svg:y1="7.099cm" svg:x2="15.037cm" svg:y2="10.274cm">
          <text:p text:style-name="P7"/>
        </draw:line>
        <draw:line draw:style-name="gr4" draw:text-style-name="P6" draw:layer="layout" svg:x1="9.322cm" svg:y1="7.1cm" svg:x2="9.322cm" svg:y2="10.274cm">
          <text:p text:style-name="P7"/>
        </draw:line>
        <draw:line draw:style-name="gr4" draw:text-style-name="P6" draw:layer="layout" svg:x1="14.719cm" svg:y1="7.099cm" svg:x2="14.719cm" svg:y2="10.274cm">
          <text:p text:style-name="P7"/>
        </draw:line>
        <draw:custom-shape draw:style-name="gr5" draw:text-style-name="P6" draw:layer="layout" svg:width="4.128cm" svg:height="3.81cm" svg:x="15.037cm" svg:y="4.877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4.128cm" svg:height="3.81cm" svg:x="15.036cm" svg:y="8.687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6" draw:text-style-name="P5" draw:layer="layout" svg:width="0.635cm" svg:height="0.635cm" svg:x="17.894cm" svg:y="5.512cm">
          <text:p text:style-name="P1"><text:span text:style-name="T3">?</text:span></text:p>
        </draw:rect>
        <draw:rect draw:style-name="gr6" draw:text-style-name="P5" draw:layer="layout" svg:width="0.635cm" svg:height="0.636cm" svg:x="17.894cm" svg:y="11.227cm">
          <text:p text:style-name="P1"><text:span text:style-name="T3">?</text:span></text:p>
        </draw:rect>
        <draw:custom-shape draw:style-name="gr2" draw:text-style-name="P4" draw:layer="layout" svg:width="4.128cm" svg:height="2.857cm" svg:x="19.164cm" svg:y="4.242cm">
          <text:p text:style-name="P1"><text:span text:style-name="T3">Single-user</text:span><text:span text:style-name="T3"><text:line-break/></text:span><text:span text:style-name="T3">simple</text:span></text:p>
          <text:p text:style-name="P1"><text:span text:style-name="T3">list-tracker</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7" draw:text-style-name="P8" draw:layer="layout" svg:width="6.033cm" svg:height="1.27cm" svg:x="0.749cm" svg:y="0.749cm">
          <draw:text-box>
            <text:p text:style-name="P7"><text:span text:style-name="T4">Project History</text:span></text:p>
          </draw:text-box>
        </draw:frame>
        <draw:rect draw:style-name="gr8" draw:text-style-name="P12" draw:layer="layout" svg:width="3.492cm" svg:height="3.811cm" svg:x="1.067cm" svg:y="3.923cm">
          <text:list text:style-name="L1">
            <text:list-item>
              <text:p text:style-name="P9"><text:span text:style-name="T5">Motivated by:</text:span></text:p>
            </text:list-item>
          </text:list>
          <text:list text:style-name="L1">
            <text:list-item>
              <text:p text:style-name="P10"><text:span text:style-name="T3"><text:s/></text:span><text:span text:style-name="T3">Wikipedia</text:span></text:p>
            </text:list-item>
          </text:list>
          <text:list text:style-name="L1">
            <text:list-item>
              <text:p text:style-name="P11"><text:span text:style-name="T3"><text:s/></text:span><text:span text:style-name="T3">Chandler</text:span></text:p>
            </text:list-item>
          </text:list>
          <text:list text:style-name="L1">
            <text:list-item>
              <text:p text:style-name="P11"><text:span text:style-name="T3"><text:s/></text:span><text:span text:style-name="T3">RDF</text:span></text:p>
            </text:list-item>
          </text:list>
          <text:list text:style-name="L1">
            <text:list-item>
              <text:p text:style-name="P11"><text:span text:style-name="T3"><text:s/></text:span><text:span text:style-name="T3">del.icio.us</text:span></text:p>
            </text:list-item>
          </text:list>
          <text:list text:style-name="L1">
            <text:list-item>
              <text:p text:style-name="P11"><text:span text:style-name="T3"><text:s/></text:span><text:span text:style-name="T3">Improv</text:span></text:p>
            </text:list-item>
          </text:list>
        </draw:rect>
        <draw:custom-shape draw:style-name="gr5" draw:text-style-name="P6" draw:layer="layout" svg:width="4.128cm" svg:height="3.81cm" svg:x="4.877cm" svg:y="5.829cm">
          <text:p text:style-name="P7"/>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9" draw:text-style-name="P12" draw:layer="layout" svg:width="4.128cm" svg:height="4.127cm" svg:x="1.067cm" svg:y="9.004cm">
          <text:p text:style-name="P9"><text:span text:style-name="T5">Required for:</text:span></text:p>
          <text:p text:style-name="P9"><text:span text:style-name="T3">OpenAgenda.org, </text:span></text:p>
          <text:p text:style-name="P13"><text:span text:style-name="T3">a Web-based</text:span></text:p>
          <text:p text:style-name="P13"><text:span text:style-name="T3">collaborative</text:span><text:span text:style-name="T3"><text:line-break/></text:span><text:span text:style-name="T3">philanthropy</text:span><text:span text:style-name="T3"><text:line-break/></text:span><text:span text:style-name="T3">decision-support</text:span><text:span text:style-name="T3"><text:line-break/></text:span><text:span text:style-name="T3">tool</text:span></text:p>
        </draw:rect>
        <draw:custom-shape draw:style-name="gr5" draw:text-style-name="P6" draw:layer="layout" svg:width="4.128cm" svg:height="3.81cm" svg:x="4.877cm" svg:y="7.734cm">
          <text:p text:style-name="P7"/>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draw:page draw:name="page3" draw:style-name="dp1" draw:master-page-name="Default">
        <draw:rect draw:style-name="gr1" draw:text-style-name="P5" draw:layer="layout" svg:width="2.54cm" svg:height="2.858cm" svg:x="7.417cm" svg:y="17.576cm">
          <text:p text:style-name="P1"><text:span text:style-name="T3">Outliner</text:span></text:p>
        </draw:rect>
        <draw:rect draw:style-name="gr1" draw:text-style-name="P5" draw:layer="layout" svg:width="3.175cm" svg:height="2.857cm" svg:x="14.402cm" svg:y="17.577cm">
          <text:p text:style-name="P1"><text:span text:style-name="T3">Charts, </text:span></text:p>
          <text:p text:style-name="P1"><text:span text:style-name="T3">graphs,</text:span></text:p>
          <text:p text:style-name="P1"><text:span text:style-name="T3">pivot tables</text:span></text:p>
        </draw:rect>
        <draw:rect draw:style-name="gr1" draw:text-style-name="P5" draw:layer="layout" svg:width="4.445cm" svg:height="2.857cm" svg:x="9.957cm" svg:y="17.577cm">
          <text:p text:style-name="P1"><text:span text:style-name="T3">Semi-structured</text:span><text:span text:style-name="T3"><text:line-break/></text:span><text:span text:style-name="T3">database</text:span></text:p>
          <text:p text:style-name="P1"><text:span text:style-name="T6"/></text:p>
          <text:p text:style-name="P1"><text:span text:style-name="T7">(Users add/edit schema)</text:span></text:p>
        </draw:rect>
        <draw:rect draw:style-name="gr1" draw:text-style-name="P5" draw:layer="layout" svg:width="2.857cm" svg:height="2.857cm" svg:x="4.56cm" svg:y="17.577cm">
          <text:p text:style-name="P1"><text:span text:style-name="T3">Text-</text:span><text:span text:style-name="T3"><text:line-break/></text:span><text:span text:style-name="T3">centric</text:span></text:p>
        </draw:rect>
        <draw:rect draw:style-name="gr1" draw:text-style-name="P5" draw:layer="layout" svg:width="2.857cm" svg:height="2.857cm" svg:x="23.929cm" svg:y="17.576cm">
          <text:p text:style-name="P1"><text:span text:style-name="T3">Rigid</text:span><text:span text:style-name="T3"><text:line-break/></text:span><text:span text:style-name="T3">database</text:span></text:p>
          <text:p text:style-name="P1"><text:span text:style-name="T6"/></text:p>
          <text:p text:style-name="P1"><text:span text:style-name="T7">(Users can't</text:span></text:p>
          <text:p text:style-name="P1"><text:span text:style-name="T7">define schema)</text:span></text:p>
        </draw:rect>
        <draw:rect draw:style-name="gr1" draw:text-style-name="P5" draw:layer="layout" svg:width="3.492cm" svg:height="2.857cm" svg:x="20.434cm" svg:y="17.578cm">
          <text:p text:style-name="P1"><text:span text:style-name="T3">Aggregation &amp;</text:span><text:span text:style-name="T3"><text:line-break/></text:span><text:span text:style-name="T3">collaborative</text:span><text:span text:style-name="T3"><text:line-break/></text:span><text:span text:style-name="T3">decision</text:span><text:span text:style-name="T3"><text:line-break/></text:span><text:span text:style-name="T3">making</text:span></text:p>
        </draw:rect>
        <draw:rect draw:style-name="gr1" draw:text-style-name="P5" draw:layer="layout" svg:width="2.857cm" svg:height="2.858cm" svg:x="17.577cm" svg:y="17.577cm">
          <text:p text:style-name="P1"><text:span text:style-name="T3">Derived</text:span><text:span text:style-name="T3"><text:line-break/></text:span><text:span text:style-name="T3">attributes</text:span></text:p>
        </draw:rect>
        <draw:custom-shape draw:style-name="gr10" draw:text-style-name="P4" draw:layer="layout" svg:width="14.606cm" svg:height="13.652cm" svg:x="8.687cm" svg:y="1.702cm">
          <text:p text:style-name="P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6" draw:layer="layout" svg:x1="1.067cm" svg:y1="9.322cm" svg:x2="26.784cm" svg:y2="9.322cm">
          <text:p text:style-name="P7"/>
        </draw:line>
        <draw:line draw:style-name="gr11" draw:text-style-name="P6" draw:layer="layout" svg:x1="1.067cm" svg:y1="13.449cm" svg:x2="26.784cm" svg:y2="13.449cm">
          <text:p text:style-name="P7"/>
        </draw:line>
        <draw:line draw:style-name="gr11" draw:text-style-name="P6" draw:layer="layout" svg:x1="1.067cm" svg:y1="5.194cm" svg:x2="26.784cm" svg:y2="5.194cm">
          <text:p text:style-name="P7"/>
        </draw:line>
        <draw:line draw:style-name="gr11" draw:text-style-name="P6" draw:layer="layout" svg:x1="23.927cm" svg:y1="20.117cm" svg:x2="23.927cm" svg:y2="1.067cm">
          <text:p text:style-name="P7"/>
        </draw:line>
        <draw:line draw:style-name="gr11" draw:text-style-name="P6" draw:layer="layout" svg:x1="20.434cm" svg:y1="20.117cm" svg:x2="20.434cm" svg:y2="1.067cm">
          <text:p text:style-name="P7"/>
        </draw:line>
        <draw:line draw:style-name="gr11" draw:text-style-name="P6" draw:layer="layout" svg:x1="17.577cm" svg:y1="20.117cm" svg:x2="17.577cm" svg:y2="1.067cm">
          <text:p text:style-name="P7"/>
        </draw:line>
        <draw:line draw:style-name="gr11" draw:text-style-name="P6" draw:layer="layout" svg:x1="14.402cm" svg:y1="20.117cm" svg:x2="14.402cm" svg:y2="1.067cm">
          <text:p text:style-name="P7"/>
        </draw:line>
        <draw:line draw:style-name="gr11" draw:text-style-name="P6" draw:layer="layout" svg:x1="9.957cm" svg:y1="20.117cm" svg:x2="9.957cm" svg:y2="1.067cm">
          <text:p text:style-name="P7"/>
        </draw:line>
        <draw:line draw:style-name="gr11" draw:text-style-name="P6" draw:layer="layout" svg:x1="7.417cm" svg:y1="20.117cm" svg:x2="7.417cm" svg:y2="1.067cm">
          <text:p text:style-name="P7"/>
        </draw:line>
        <draw:rect draw:style-name="gr6" draw:text-style-name="P5" draw:layer="layout" svg:width="3.81cm" svg:height="4.128cm" svg:x="0.749cm" svg:y="13.449cm">
          <text:p text:style-name="P1"><text:span text:style-name="T3">Single</text:span><text:span text:style-name="T3"><text:line-break/></text:span><text:span text:style-name="T3">user</text:span></text:p>
        </draw:rect>
        <draw:rect draw:style-name="gr6" draw:text-style-name="P5" draw:layer="layout" svg:width="3.81cm" svg:height="4.127cm" svg:x="0.749cm" svg:y="9.322cm">
          <text:p text:style-name="P1"><text:span text:style-name="T3">Small</text:span><text:span text:style-name="T3"><text:line-break/></text:span><text:span text:style-name="T3">workgroup</text:span></text:p>
        </draw:rect>
        <draw:rect draw:style-name="gr6" draw:text-style-name="P5" draw:layer="layout" svg:width="3.81cm" svg:height="4.127cm" svg:x="0.749cm" svg:y="5.195cm">
          <text:p text:style-name="P1"><text:span text:style-name="T3">Loose</text:span><text:span text:style-name="T3"><text:line-break/></text:span><text:span text:style-name="T3">collaboration</text:span></text:p>
        </draw:rect>
        <draw:rect draw:style-name="gr12" draw:text-style-name="P5" draw:layer="layout" svg:width="3.81cm" svg:height="4.128cm" svg:x="0.749cm" svg:y="1.067cm">
          <text:p text:style-name="P1"><text:span text:style-name="T3">World-scale</text:span><text:span text:style-name="T3"><text:line-break/></text:span><text:span text:style-name="T3">collaboration</text:span></text:p>
        </draw:rect>
        <draw:circle draw:style-name="gr13" draw:text-style-name="P5" draw:layer="layout" svg:width="2.541cm" svg:height="2.54cm" svg:x="4.876cm" svg:y="1.702cm">
          <text:p text:style-name="P1"><text:span text:style-name="T3">Wikipedia</text:span></text:p>
        </draw:circle>
        <draw:circle draw:style-name="gr13" draw:text-style-name="P5" draw:layer="layout" svg:width="2.54cm" svg:height="2.54cm" svg:x="7.417cm" svg:y="14.719cm">
          <text:p text:style-name="P1"><text:span text:style-name="T3">Omni</text:span><text:span text:style-name="T3"><text:line-break/></text:span><text:span text:style-name="T3">Outliner</text:span></text:p>
        </draw:circle>
        <draw:custom-shape draw:style-name="gr14" draw:text-style-name="P6" draw:layer="layout" svg:width="1.27cm" svg:height="2.222cm" svg:x="11.544cm" svg:y="14.402cm">
          <text:p text:style-name="P7"/>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ircle draw:style-name="gr13" draw:text-style-name="P5" draw:layer="layout" svg:width="2.541cm" svg:height="2.54cm" svg:x="21.068cm" svg:y="1.702cm">
          <text:p text:style-name="P1"><text:span text:style-name="T3">del.icio.us</text:span></text:p>
        </draw:circle>
        <draw:rect draw:style-name="gr15" draw:text-style-name="P14" draw:layer="layout" svg:width="1.27cm" svg:height="1.27cm" svg:x="8.687cm" svg:y="12.814cm">
          <text:p text:style-name="P1"><text:span text:style-name="T8">?</text:span></text:p>
        </draw:rect>
        <draw:rect draw:style-name="gr15" draw:text-style-name="P5" draw:layer="layout" svg:width="1.269cm" svg:height="0.952cm" svg:x="11.545cm" svg:y="15.672cm">
          <text:p text:style-name="P1"><text:span text:style-name="T3">?</text:span></text:p>
        </draw:rect>
        <draw:ellipse draw:style-name="gr13" draw:text-style-name="P5" draw:layer="layout" svg:width="2.859cm" svg:height="2.857cm" svg:x="23.927cm" svg:y="8.369cm">
          <text:p text:style-name="P1"><text:span text:style-name="T3">FileMaker</text:span><text:span text:style-name="T3"><text:line-break/></text:span><text:span text:style-name="T3">Pro</text:span></text:p>
        </draw:ellipse>
        <draw:custom-shape draw:style-name="gr16" draw:text-style-name="P4" draw:layer="layout" svg:width="1.27cm" svg:height="8.572cm" svg:x="11.544cm" svg:y="4.242cm">
          <text:p text:style-name="P1"><text:span text:style-name="T3">?</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layout" svg:width="4.445cm" svg:height="2.222cm" svg:x="9.957cm" svg:y="1.702cm">
          <text:p text:style-name="P1"><text:span text:style-name="T3">Wikidata</text:span><text:span text:style-name="T3"><text:line-break/></text:span><text:span text:style-name="T7">Wikipedia</text:span><text:span text:style-name="T7"><text:line-break/></text:span><text:span text:style-name="T7">Alman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1" draw:layer="layout" svg:width="4.128cm" svg:height="3.493cm" svg:x="13.449cm" svg:y="10.909cm">
          <text:p text:style-name="P1"><text:span text:style-name="T3">?</text:span> <text:s text:c="5"/></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7" draw:text-style-name="P4" draw:layer="layout" svg:width="4.445cm" svg:height="2.222cm" svg:x="18.212cm" svg:y="10.592cm">
          <text:p text:style-name="P1"><text:span text:style-name="T3">Wisdom </text:span><text:span text:style-name="T3"><text:line-break/></text:span><text:span text:style-name="T3">of Crowd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6" draw:layer="layout" svg:width="2.54cm" svg:height="2.539cm" svg:x="9.004cm" svg:y="12.18cm">
          <text:p text:style-name="P7"/>
          <draw:enhanced-geometry svg:viewBox="0 0 21600 21600" draw:text-areas="0 0 21600 21600" draw:type="circular-arrow" draw:modifiers="12.468920879676 -68.4775578569583 5503.078015585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3" draw:text-style-name="P5" draw:layer="layout" svg:width="2.54cm" svg:height="6.985cm" svg:x="4.877cm" svg:y="5.829cm">
          <text:p text:style-name="P1"><text:span text:style-name="T3">Twiki,</text:span><text:span text:style-name="T3"><text:line-break/></text:span><text:span text:style-name="T3">JotSpot,</text:span></text:p>
          <text:p text:style-name="P1"><text:span text:style-name="T3">Drupal,</text:span></text:p>
          <text:p text:style-name="P1"><text:span text:style-name="T3">etc.</text:span></text:p>
        </draw:ellipse>
        <draw:circle draw:style-name="gr19" draw:text-style-name="P5" draw:layer="layout" svg:width="3.175cm" svg:height="3.175cm" svg:x="10.592cm" svg:y="12.497cm">
          <text:p text:style-name="P1"><text:span text:style-name="T3">OpenRecord</text:span><text:span text:style-name="T3"><text:line-break/></text:span><text:span text:style-name="T3">as of 2005</text:span></text:p>
        </draw:circle>
        <draw:circle draw:style-name="gr13" draw:text-style-name="P5" draw:layer="layout" svg:width="2.857cm" svg:height="2.857cm" svg:x="4.877cm" svg:y="13.132cm">
          <text:p text:style-name="P1"><text:span text:style-name="T3">Microsoft</text:span><text:span text:style-name="T3"><text:line-break/></text:span><text:span text:style-name="T3">Word</text:span></text:p>
        </draw:circle>
        <draw:ellipse draw:style-name="gr13" draw:text-style-name="P5" draw:layer="layout" svg:width="3.81cm" svg:height="2.222cm" svg:x="15.354cm" svg:y="14.402cm">
          <text:p text:style-name="P1"><text:span text:style-name="T3">Improv</text:span></text:p>
        </draw:ellipse>
        <draw:rect draw:style-name="gr15" draw:text-style-name="P5" draw:layer="layout" svg:width="1.269cm" svg:height="0.952cm" svg:x="11.546cm" svg:y="15.672cm">
          <text:p text:style-name="P1"><text:span text:style-name="T3">?</text:span></text:p>
        </draw:rect>
        <draw:rect draw:style-name="gr15" draw:text-style-name="P5" draw:layer="layout" svg:width="1.269cm" svg:height="1.27cm" svg:x="8.687cm" svg:y="12.814cm">
          <text:p text:style-name="P1"><text:span text:style-name="T3">?</text:span></text:p>
        </draw:rect>
        <draw:line draw:style-name="gr20" draw:text-style-name="P6" draw:layer="layout" svg:x1="1.067cm" svg:y1="17.577cm" svg:x2="26.784cm" svg:y2="17.577cm">
          <text:p text:style-name="P7"/>
        </draw:line>
        <draw:line draw:style-name="gr20" draw:text-style-name="P6" draw:layer="layout" svg:x1="4.559cm" svg:y1="1.067cm" svg:x2="4.559cm" svg:y2="20.117cm">
          <text:p text:style-name="P7"/>
        </draw:line>
        <draw:custom-shape draw:style-name="gr17" draw:text-style-name="P4" draw:layer="layout" svg:width="4.445cm" svg:height="2.222cm" svg:x="19.164cm" svg:y="7.735cm">
          <text:p text:style-name="P1"><text:span text:style-name="T3"><text:s text:c="2"/></text:span><text:span text:style-name="T3">OpenAgenda.org</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page>
      <draw:page draw:name="page4" draw:style-name="dp1" draw:master-page-name="Default">
        <draw:frame draw:style-name="gr21" draw:text-style-name="P8" draw:layer="layout" svg:width="10.795cm" svg:height="1.28cm" svg:x="0.749cm" svg:y="0.739cm">
          <draw:text-box>
            <text:p text:style-name="P7"><text:span text:style-name="T4">Potential Applications</text:span></text:p>
          </draw:text-box>
        </draw:frame>
        <draw:rect draw:style-name="gr22" draw:text-style-name="P17" draw:layer="layout" svg:width="6.668cm" svg:height="7.62cm" svg:x="2.019cm" svg:y="2.654cm">
          <text:list text:style-name="L1">
            <text:list-item>
              <text:p text:style-name="P15"><text:span text:style-name="T2">Museum Inventory</text:span><text:span text:style-name="T9"><text:line-break/></text:span><text:span text:style-name="T9"/></text:p>
            </text:list-item>
          </text:list>
          <text:list text:style-name="L1">
            <text:list-item>
              <text:p text:style-name="P11"><text:span text:style-name="T10"><text:s/></text:span><text:span text:style-name="T10">small town museum</text:span></text:p>
            </text:list-item>
          </text:list>
          <text:list text:style-name="L1">
            <text:list-item>
              <text:p text:style-name="P11"><text:span text:style-name="T10"><text:s/></text:span><text:span text:style-name="T10">6 volunteers</text:span></text:p>
            </text:list-item>
          </text:list>
          <text:list text:style-name="L1">
            <text:list-item>
              <text:p text:style-name="P11"><text:span text:style-name="T10"><text:s/></text:span><text:span text:style-name="T10">no paid staff</text:span></text:p>
            </text:list-item>
          </text:list>
          <text:list text:style-name="L1">
            <text:list-item>
              <text:p text:style-name="P11"><text:span text:style-name="T10"><text:s/></text:span><text:span text:style-name="T10">no software budget</text:span></text:p>
            </text:list-item>
          </text:list>
          <text:list text:style-name="L1">
            <text:list-item>
              <text:p text:style-name="P11"><text:span text:style-name="T10"><text:s/></text:span><text:span text:style-name="T10">no database experience</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objects on exhibit</text:span></text:p>
            </text:list-item>
          </text:list>
          <text:list text:style-name="L1">
            <text:list-item>
              <text:p text:style-name="P11"><text:span text:style-name="T10"><text:s/></text:span><text:span text:style-name="T10">rooms and displays</text:span></text:p>
            </text:list-item>
          </text:list>
          <text:list text:style-name="L1">
            <text:list-item>
              <text:p text:style-name="P11"><text:span text:style-name="T10"><text:s/></text:span><text:span text:style-name="T10">donors</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3cm" svg:height="9.525cm" svg:x="10.274cm" svg:y="10.274cm">
          <text:list text:style-name="L1">
            <text:list-item>
              <text:p text:style-name="P15"><text:span text:style-name="T2">Tobacco Control</text:span><text:span text:style-name="T9"><text:line-break/></text:span><text:span text:style-name="T9"/></text:p>
            </text:list-item>
          </text:list>
          <text:list text:style-name="L1">
            <text:list-item>
              <text:p text:style-name="P11"><text:span text:style-name="T10"><text:s/></text:span><text:span text:style-name="T10">Globalink is a network of </text:span><text:span text:style-name="T10"><text:line-break/></text:span><text:span text:style-name="T10"> <text:s/>tobacco control advocates</text:span></text:p>
            </text:list-item>
          </text:list>
          <text:list text:style-name="L1">
            <text:list-item>
              <text:p text:style-name="P11"><text:span text:style-name="T10"><text:s/></text:span><text:span text:style-name="T10">thousands of people</text:span></text:p>
            </text:list-item>
          </text:list>
          <text:list text:style-name="L1">
            <text:list-item>
              <text:p text:style-name="P11"><text:span text:style-name="T10"><text:s/>“</text:span><text:span text:style-name="T10">loose collaboration”</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violations of smoke-free laws</text:span></text:p>
            </text:list-item>
          </text:list>
          <text:list text:style-name="L1">
            <text:list-item>
              <text:p text:style-name="P11"><text:span text:style-name="T10"><text:s/></text:span><text:span text:style-name="T10">violations of the 1998 Master </text:span><text:span text:style-name="T10"><text:line-break/></text:span><text:span text:style-name="T10"> <text:s/>Settlement Agreement (MSA)</text:span></text:p>
            </text:list-item>
          </text:list>
          <text:list text:style-name="L1">
            <text:list-item>
              <text:p text:style-name="P11"><text:span text:style-name="T10"><text:s/></text:span><text:span text:style-name="T10">tobacco industry funded</text:span><text:span text:style-name="T10"><text:line-break/></text:span><text:span text:style-name="T10"> <text:s/>research and researchers</text:span></text:p>
            </text:list-item>
          </text:list>
          <text:list text:style-name="L1">
            <text:list-item>
              <text:p text:style-name="P11"><text:span text:style-name="T10"><text:s/></text:span><text:span text:style-name="T10">organizations that accept</text:span><text:span text:style-name="T10"><text:line-break/></text:span><text:span text:style-name="T10"> <text:s/>funds from tobacco firms</text:span></text:p>
            </text:list-item>
          </text:list>
          <text:list text:style-name="L1">
            <text:list-item>
              <text:p text:style-name="P11"><text:span text:style-name="T10"><text:s/></text:span><text:span text:style-name="T10">compliance with WHO FCTC</text:span><text:span text:style-name="T10"><text:line-break/></text:span><text:span text:style-name="T10"> <text:s/>(Framework Convention on</text:span><text:span text:style-name="T10"><text:line-break/></text:span><text:span text:style-name="T10"> <text:s/>Tobacco Control) </text:span><text:span text:style-name="T10"><text:line-break/></text:span><text:span text:style-name="T10"/></text:p>
            </text:list-item>
          </text:list>
          <text:list text:style-name="L1">
            <text:list-item>
              <text:p text:style-name="P15"><text:span text:style-name="T10"/></text:p>
            </text:list-item>
          </text:list>
          <text:list text:style-name="L1">
            <text:list-item>
              <text:p text:style-name="P15"><text:span text:style-name="T3"/></text:p>
            </text:list-item>
          </text:list>
        </draw:rect>
        <draw:rect draw:style-name="gr22" draw:text-style-name="P17" draw:layer="layout" svg:width="7.303cm" svg:height="8.573cm" svg:x="2.019cm" svg:y="10.274cm">
          <text:list text:style-name="L1">
            <text:list-item>
              <text:p text:style-name="P15"><text:span text:style-name="T2">Wikidata Almanac</text:span></text:p>
            </text:list-item>
          </text:list>
          <text:list text:style-name="L1">
            <text:list-item>
              <text:p text:style-name="P15"><text:span text:style-name="T9"/></text:p>
            </text:list-item>
          </text:list>
          <text:list text:style-name="L1">
            <text:list-item>
              <text:p text:style-name="P11"><text:span text:style-name="T10"><text:s/></text:span><text:span text:style-name="T10">could be a Wikimedia project? </text:span></text:p>
            </text:list-item>
          </text:list>
          <text:list text:style-name="L1">
            <text:list-item>
              <text:p text:style-name="P11"><text:span text:style-name="T10"><text:s/>“</text:span><text:span text:style-name="T10">world-scale collaboration”</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cities, countries, populations</text:span></text:p>
            </text:list-item>
          </text:list>
          <text:list text:style-name="L1">
            <text:list-item>
              <text:p text:style-name="P11"><text:span text:style-name="T10"><text:s/></text:span><text:span text:style-name="T10">chemicals &amp; compounds</text:span></text:p>
            </text:list-item>
          </text:list>
          <text:list text:style-name="L1">
            <text:list-item>
              <text:p text:style-name="P11"><text:span text:style-name="T10"><text:s/></text:span><text:span text:style-name="T10">schools &amp; universities</text:span></text:p>
            </text:list-item>
          </text:list>
          <text:list text:style-name="L1">
            <text:list-item>
              <text:p text:style-name="P11"><text:span text:style-name="T10"><text:s/></text:span><text:span text:style-name="T10">corporations &amp; products</text:span></text:p>
            </text:list-item>
          </text:list>
          <text:list text:style-name="L1">
            <text:list-item>
              <text:p text:style-name="P11"><text:span text:style-name="T10"><text:s/></text:span><text:span text:style-name="T10">elected officials &amp; political parties</text:span></text:p>
            </text:list-item>
          </text:list>
          <text:list text:style-name="L1">
            <text:list-item>
              <text:p text:style-name="P11"><text:span text:style-name="T10"><text:s/></text:span><text:span text:style-name="T10">poverty, employment, wealth</text:span></text:p>
            </text:list-item>
          </text:list>
          <text:list text:style-name="L1">
            <text:list-item>
              <text:p text:style-name="P11"><text:span text:style-name="T10"><text:s/></text:span><text:span text:style-name="T10">ships, planes, trains, cars</text:span></text:p>
            </text:list-item>
          </text:list>
          <text:list text:style-name="L1">
            <text:list-item>
              <text:p text:style-name="P11"><text:span text:style-name="T10"><text:s/></text:span><text:span text:style-name="T10">lifespan, health, education</text:span></text:p>
            </text:list-item>
          </text:list>
          <text:list text:style-name="L1">
            <text:list-item>
              <text:p text:style-name="P11"><text:span text:style-name="T10"><text:s/></text:span><text:span text:style-name="T10">births, deaths, migration</text:span></text:p>
            </text:list-item>
          </text:list>
          <text:list text:style-name="L1">
            <text:list-item>
              <text:p text:style-name="P11"><text:span text:style-name="T10"><text:s/></text:span><text:span text:style-name="T10">etc.</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rect draw:style-name="gr22" draw:text-style-name="P17" draw:layer="layout" svg:width="7.302cm" svg:height="6.985cm" svg:x="10.275cm" svg:y="2.654cm">
          <text:list text:style-name="L1">
            <text:list-item>
              <text:p text:style-name="P15"><text:span text:style-name="T2">OpenAgenda.org</text:span></text:p>
            </text:list-item>
          </text:list>
          <text:list text:style-name="L1">
            <text:list-item>
              <text:p text:style-name="P15"><text:span text:style-name="T9"/></text:p>
            </text:list-item>
          </text:list>
          <text:list text:style-name="L1">
            <text:list-item>
              <text:p text:style-name="P11"><text:span text:style-name="T10"><text:s/></text:span><text:span text:style-name="T10">collaborative philanthropy</text:span></text:p>
            </text:list-item>
          </text:list>
          <text:list text:style-name="L1">
            <text:list-item>
              <text:p text:style-name="P11"><text:span text:style-name="T10"><text:s/></text:span><text:span text:style-name="T10">collect quantitative metrics</text:span></text:p>
            </text:list-item>
          </text:list>
          <text:list text:style-name="L1">
            <text:list-item>
              <text:p text:style-name="P11"><text:span text:style-name="T10"><text:s/></text:span><text:span text:style-name="T10">do cost-benefit comparisons</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poverty, disease, death</text:span></text:p>
            </text:list-item>
          </text:list>
          <text:list text:style-name="L1">
            <text:list-item>
              <text:p text:style-name="P11"><text:span text:style-name="T10"><text:s/></text:span><text:span text:style-name="T10">available interventions</text:span></text:p>
            </text:list-item>
          </text:list>
          <text:list text:style-name="L1">
            <text:list-item>
              <text:p text:style-name="P11"><text:span text:style-name="T10"><text:s/></text:span><text:span text:style-name="T10">non-profit organizations</text:span></text:p>
            </text:list-item>
          </text:list>
          <text:list text:style-name="L1">
            <text:list-item>
              <text:p text:style-name="P11"><text:span text:style-name="T10"><text:s/></text:span><text:span text:style-name="T10">budgets and outcomes</text:span></text:p>
            </text:list-item>
          </text:list>
          <text:list text:style-name="L1">
            <text:list-item>
              <text:p text:style-name="P11"><text:span text:style-name="T10"><text:s/></text:span><text:span text:style-name="T10">openness: survey results</text:span></text:p>
            </text:list-item>
          </text:list>
          <text:list text:style-name="L1">
            <text:list-item>
              <text:p text:style-name="P11"><text:span text:style-name="T10"><text:s/></text:span><text:span text:style-name="T10">cost effectiveness metric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9.639cm" svg:y1="2.972cm" svg:x2="9.639cm" svg:y2="19.164cm">
          <text:p text:style-name="P7"/>
        </draw:line>
        <draw:line draw:style-name="gr23" draw:text-style-name="P6" draw:layer="layout" svg:x1="17.894cm" svg:y1="2.972cm" svg:x2="17.894cm" svg:y2="19.164cm">
          <text:p text:style-name="P7"/>
        </draw:line>
        <draw:line draw:style-name="gr23" draw:text-style-name="P6" draw:layer="layout" svg:x1="17.259cm" svg:y1="9.957cm" svg:x2="10.274cm" svg:y2="9.957cm">
          <text:p text:style-name="P7"/>
        </draw:line>
        <draw:line draw:style-name="gr23" draw:text-style-name="P6" draw:layer="layout" svg:x1="9.004cm" svg:y1="9.957cm" svg:x2="2.019cm" svg:y2="9.957cm">
          <text:p text:style-name="P7"/>
        </draw:line>
        <draw:rect draw:style-name="gr22" draw:text-style-name="P17" draw:layer="layout" svg:width="7.302cm" svg:height="5.398cm" svg:x="18.53cm" svg:y="2.654cm">
          <text:list text:style-name="L1">
            <text:list-item>
              <text:p text:style-name="P15"><text:span text:style-name="T2">Stamp Collecting</text:span></text:p>
            </text:list-item>
          </text:list>
          <text:list text:style-name="L1">
            <text:list-item>
              <text:p text:style-name="P15"><text:span text:style-name="T9"/></text:p>
            </text:list-item>
          </text:list>
          <text:list text:style-name="L1">
            <text:list-item>
              <text:p text:style-name="P11"><text:span text:style-name="T10"><text:s/></text:span><text:span text:style-name="T10">single user</text:span></text:p>
            </text:list-item>
          </text:list>
          <text:list text:style-name="L1">
            <text:list-item>
              <text:p text:style-name="P11"><text:span text:style-name="T10"><text:s/></text:span><text:span text:style-name="T10">thousands of items</text:span></text:p>
            </text:list-item>
          </text:list>
          <text:list text:style-name="L1">
            <text:list-item>
              <text:p text:style-name="P11"><text:span text:style-name="T10"><text:s/></text:span><text:span text:style-name="T10">simple structured database</text:span></text:p>
            </text:list-item>
          </text:list>
          <text:list text:style-name="L1">
            <text:list-item>
              <text:p text:style-name="P16"><text:span text:style-name="T9"/></text:p>
            </text:list-item>
          </text:list>
          <text:list text:style-name="L1">
            <text:list-item>
              <text:p text:style-name="P9"><text:span text:style-name="T3">Set up to keep track of:</text:span></text:p>
            </text:list-item>
          </text:list>
          <text:list text:style-name="L1">
            <text:list-item>
              <text:p text:style-name="P10"><text:span text:style-name="T10"><text:s/></text:span><text:span text:style-name="T10">postage stamps</text:span></text:p>
            </text:list-item>
          </text:list>
          <text:list text:style-name="L1">
            <text:list-item>
              <text:p text:style-name="P18"><text:span text:style-name="T10"><text:s/></text:span><text:span text:style-name="T10">coins, currency</text:span></text:p>
            </text:list-item>
          </text:list>
          <text:list text:style-name="L1">
            <text:list-item>
              <text:p text:style-name="P18"><text:span text:style-name="T10"><text:s/></text:span><text:span text:style-name="T10">folders, drawers, and albums</text:span><text:span text:style-name="T3"><text:line-break/></text:span><text:span text:style-name="T3"> </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line draw:style-name="gr23" draw:text-style-name="P6" draw:layer="layout" svg:x1="25.197cm" svg:y1="9.957cm" svg:x2="18.529cm" svg:y2="9.957cm">
          <text:p text:style-name="P7"/>
        </draw:line>
        <draw:rect draw:style-name="gr22" draw:text-style-name="P17" draw:layer="layout" svg:width="7.302cm" svg:height="6.985cm" svg:x="18.529cm" svg:y="10.274cm">
          <text:list text:style-name="L1">
            <text:list-item>
              <text:p text:style-name="P16"><text:span text:style-name="T2">Book Club</text:span></text:p>
            </text:list-item>
          </text:list>
          <text:list text:style-name="L1">
            <text:list-item>
              <text:p text:style-name="P16"><text:span text:style-name="T9"/></text:p>
            </text:list-item>
          </text:list>
          <text:list text:style-name="L1">
            <text:list-item>
              <text:p text:style-name="P11"><text:span text:style-name="T10"><text:s/></text:span><text:span text:style-name="T10">small workgroup</text:span></text:p>
            </text:list-item>
          </text:list>
          <text:list text:style-name="L1">
            <text:list-item>
              <text:p text:style-name="P11"><text:span text:style-name="T10"><text:s/></text:span><text:span text:style-name="T10">books, reviews, meetings</text:span></text:p>
            </text:list-item>
          </text:list>
          <text:list text:style-name="L1">
            <text:list-item>
              <text:p text:style-name="P16"><text:span text:style-name="T3"/></text:p>
            </text:list-item>
          </text:list>
          <text:list text:style-name="L1">
            <text:list-item>
              <text:p text:style-name="P16"><text:span text:style-name="T2">Investment Club</text:span></text:p>
            </text:list-item>
          </text:list>
          <text:list text:style-name="L1">
            <text:list-item>
              <text:p text:style-name="P16"><text:span text:style-name="T9"/></text:p>
            </text:list-item>
          </text:list>
          <text:list text:style-name="L1">
            <text:list-item>
              <text:p text:style-name="P11"><text:span text:style-name="T10"><text:s/></text:span><text:span text:style-name="T10">small workgroup</text:span></text:p>
            </text:list-item>
          </text:list>
          <text:list text:style-name="L1">
            <text:list-item>
              <text:p text:style-name="P11"><text:span text:style-name="T10"><text:s/></text:span><text:span text:style-name="T10">stocks, ratings, industries</text:span></text:p>
            </text:list-item>
          </text:list>
          <text:list text:style-name="L1">
            <text:list-item>
              <text:p text:style-name="P16"><text:span text:style-name="T3"/></text:p>
            </text:list-item>
          </text:list>
          <text:list text:style-name="L1">
            <text:list-item>
              <text:p text:style-name="P16"><text:span text:style-name="T2">Family Genealogy</text:span></text:p>
            </text:list-item>
          </text:list>
          <text:list text:style-name="L1">
            <text:list-item>
              <text:p text:style-name="P16"><text:span text:style-name="T9"/></text:p>
            </text:list-item>
          </text:list>
          <text:list text:style-name="L1">
            <text:list-item>
              <text:p text:style-name="P11"><text:span text:style-name="T10"><text:s/></text:span><text:span text:style-name="T10">extended family as workgroup</text:span></text:p>
            </text:list-item>
          </text:list>
          <text:list text:style-name="L1">
            <text:list-item>
              <text:p text:style-name="P11"><text:span text:style-name="T10"><text:s/></text:span><text:span text:style-name="T10">people, places, cemeteries</text:span></text:p>
            </text:list-item>
          </text:list>
          <text:list text:style-name="L1">
            <text:list-item>
              <text:p text:style-name="P16"><text:span text:style-name="T3"/></text:p>
            </text:list-item>
          </text:list>
          <text:list text:style-name="L1">
            <text:list-item>
              <text:p text:style-name="P16"><text:span text:style-name="T2">etc.</text:span><text:span text:style-name="T3"><text:line-break/></text:span><text:span text:style-name="T3"/></text:p>
            </text:list-item>
          </text:list>
          <text:list text:style-name="L1">
            <text:list-item>
              <text:p text:style-name="P15"><text:span text:style-name="T3"/></text:p>
            </text:list-item>
          </text:list>
          <text:list text:style-name="L1">
            <text:list-item>
              <text:p text:style-name="P15"><text:span text:style-name="T3"/></text:p>
            </text:list-item>
          </text:list>
        </draw:rect>
      </draw:page>
      <draw:page draw:name="page5" draw:style-name="dp1" draw:master-page-name="Default">
        <draw:frame draw:style-name="gr24" draw:text-style-name="P19" draw:layer="layout" svg:width="3.465cm" svg:height="1.195cm" svg:x="0.749cm" svg:y="0.739cm">
          <draw:text-box>
            <text:p text:style-name="P7"><text:span text:style-name="T4">Content</text:span></text:p>
          </draw:text-box>
        </draw:frame>
        <draw:frame draw:style-name="gr25" draw:text-style-name="P8" draw:layer="layout" svg:width="5.397cm" svg:height="1.195cm" svg:x="5.829cm" svg:y="0.749cm">
          <draw:text-box>
            <text:p text:style-name="P7"><text:span text:style-name="T4">Presentation</text:span></text:p>
          </draw:text-box>
        </draw:frame>
        <draw:rect draw:style-name="gr22" draw:text-style-name="P17" draw:layer="layout" svg:width="3.493cm" svg:height="5.398cm" svg:x="1.384cm" svg:y="2.019cm">
          <text:p text:style-name="P15"><text:span text:style-name="T3">Items</text:span></text:p>
          <text:p text:style-name="P15"><text:span text:style-name="T3">Attributes</text:span></text:p>
          <text:p text:style-name="P15"><text:span text:style-name="T3">Categories</text:span></text:p>
          <text:p text:style-name="P15"><text:span text:style-name="T3">Tags</text:span></text:p>
          <text:p text:style-name="P15"><text:span text:style-name="T3">Entries</text:span></text:p>
          <text:p text:style-name="P15"><text:span text:style-name="T3">Types</text:span></text:p>
          <text:p text:style-name="P15"><text:span text:style-name="T3">Connections</text:span></text:p>
          <text:p text:style-name="P15"><text:span text:style-name="T3">etc.</text:span></text:p>
        </draw:rect>
        <draw:line draw:style-name="gr4" draw:text-style-name="P6" draw:layer="layout" svg:x1="5.194cm" svg:y1="0.749cm" svg:x2="5.194cm" svg:y2="20.752cm">
          <text:p text:style-name="P7"/>
        </draw:line>
        <draw:rect draw:style-name="gr22" draw:text-style-name="P17" draw:layer="layout" svg:width="10.795cm" svg:height="5.08cm" svg:x="6.147cm" svg:y="15.672cm">
          <text:list text:style-name="L1">
            <text:list-item>
              <text:p text:style-name="P20"><text:span text:style-name="T3">Layout</text:span></text:p>
            </text:list-item>
          </text:list>
          <text:list text:style-name="L1">
            <text:list-item>
              <text:p text:style-name="P10"><text:span text:style-name="T10"><text:s/></text:span><text:span text:style-name="T10">a repository has a set of pages </text:span></text:p>
            </text:list-item>
          </text:list>
          <text:list text:style-name="L1">
            <text:list-item>
              <text:p text:style-name="P11"><text:span text:style-name="T10"><text:s/></text:span><text:span text:style-name="T10">a page can have sections</text:span></text:p>
            </text:list-item>
          </text:list>
          <text:list text:style-name="L1">
            <text:list-item>
              <text:p text:style-name="P11"><text:span text:style-name="T10"><text:s/></text:span><text:span text:style-name="T10">a section has a query</text:span></text:p>
            </text:list-item>
          </text:list>
          <text:list text:style-name="L1">
            <text:list-item>
              <text:p text:style-name="P11"><text:span text:style-name="T10"><text:s/></text:span><text:span text:style-name="T10">users can edit queries using a query editor</text:span></text:p>
            </text:list-item>
          </text:list>
          <text:list text:style-name="L1">
            <text:list-item>
              <text:p text:style-name="P11"><text:span text:style-name="T10"><text:s/></text:span><text:span text:style-name="T10">a query returns a list of content items</text:span></text:p>
            </text:list-item>
          </text:list>
          <text:list text:style-name="L1">
            <text:list-item>
              <text:p text:style-name="P11"><text:span text:style-name="T10"><text:s/></text:span><text:span text:style-name="T10">sections use different types of views to display results</text:span></text:p>
            </text:list-item>
          </text:list>
          <text:list text:style-name="L1">
            <text:list-item>
              <text:p text:style-name="P11"><text:span text:style-name="T10"><text:s/></text:span><text:span text:style-name="T10">users can pick what view to use to display the result list</text:span></text:p>
            </text:list-item>
          </text:list>
          <text:list text:style-name="L1">
            <text:list-item>
              <text:p text:style-name="P11"><text:span text:style-name="T10"><text:s/></text:span><text:span text:style-name="T10">different sections can show different views of the same</text:span><text:span text:style-name="T10"><text:line-break/></text:span><text:span text:style-name="T10"> <text:s/>content items</text:span></text:p>
            </text:list-item>
          </text:list>
        </draw:rect>
        <draw:rect draw:style-name="gr26" draw:text-style-name="P6" draw:layer="layout" svg:width="13.017cm" svg:height="10.16cm" svg:x="5.967cm" svg:y="4.56cm">
          <text:p text:style-name="P7"/>
        </draw:rect>
        <draw:rect draw:style-name="gr27" draw:text-style-name="P21" draw:layer="layout" svg:width="2.223cm" svg:height="0.635cm" svg:x="6.284cm" svg:y="4.878cm">
          <text:p text:style-name="P1"><text:span text:style-name="T7">Welcome</text:span></text:p>
        </draw:rect>
        <draw:rect draw:style-name="gr27" draw:text-style-name="P21" draw:layer="layout" svg:width="2.223cm" svg:height="0.635cm" svg:x="6.284cm" svg:y="5.513cm">
          <text:p text:style-name="P1"><text:span text:style-name="T7">Equipment</text:span></text:p>
        </draw:rect>
        <draw:rect draw:style-name="gr27" draw:text-style-name="P21" draw:layer="layout" svg:width="2.223cm" svg:height="0.635cm" svg:x="6.284cm" svg:y="6.148cm">
          <text:p text:style-name="P1"><text:span text:style-name="T7">Rooms</text:span></text:p>
        </draw:rect>
        <draw:rect draw:style-name="gr27" draw:text-style-name="P21" draw:layer="layout" svg:width="2.223cm" svg:height="0.635cm" svg:x="6.284cm" svg:y="6.783cm">
          <text:p text:style-name="P1"><text:span text:style-name="T7">Supplies</text:span></text:p>
        </draw:rect>
        <draw:rect draw:style-name="gr22" draw:text-style-name="P17" draw:layer="layout" svg:width="9.525cm" svg:height="1.588cm" svg:x="8.824cm" svg:y="4.878cm">
          <text:p text:style-name="P15"><text:span text:style-name="T3">Equipment</text:span></text:p>
          <text:p text:style-name="P15"><text:span text:style-name="T7"/></text:p>
          <text:p text:style-name="P15"><text:span text:style-name="T7">Here's a page where we keep track of our hardware.</text:span></text:p>
        </draw:rect>
        <draw:rect draw:style-name="gr22" draw:text-style-name="P17" draw:layer="layout" svg:width="9.525cm" svg:height="0.635cm" svg:x="8.824cm" svg:y="7.1cm">
          <text:p text:style-name="P15"><text:span text:style-name="T10">Computers</text:span></text:p>
          <text:p text:style-name="P15"><text:span text:style-name="T7"/></text:p>
        </draw:rect>
        <draw:rect draw:style-name="gr22" draw:text-style-name="P17" draw:layer="layout" svg:width="8.89cm" svg:height="0.636cm" svg:x="8.824cm" svg:y="12.179cm">
          <text:p text:style-name="P15"><text:span text:style-name="T10">Printers</text:span></text:p>
          <text:p text:style-name="P15"><text:span text:style-name="T7"/></text:p>
        </draw:rect>
        <draw:rect draw:style-name="gr28" draw:text-style-name="P21" draw:layer="layout" svg:width="2.222cm" svg:height="0.635cm" svg:x="9.142cm" svg:y="8.053cm">
          <text:p text:style-name="P1"><text:span text:style-name="T7">Name</text:span></text:p>
        </draw:rect>
        <draw:rect draw:style-name="gr28" draw:text-style-name="P21" draw:layer="layout" svg:width="1.905cm" svg:height="0.635cm" svg:x="11.364cm" svg:y="8.053cm">
          <text:p text:style-name="P1"><text:span text:style-name="T7">Vendor</text:span></text:p>
        </draw:rect>
        <draw:rect draw:style-name="gr28" draw:text-style-name="P21" draw:layer="layout" svg:width="2.54cm" svg:height="0.635cm" svg:x="13.269cm" svg:y="8.053cm">
          <text:p text:style-name="P1"><text:span text:style-name="T7">Model</text:span></text:p>
        </draw:rect>
        <draw:rect draw:style-name="gr28" draw:text-style-name="P21" draw:layer="layout" svg:width="2.54cm" svg:height="0.635cm" svg:x="15.809cm" svg:y="8.053cm">
          <text:p text:style-name="P1"><text:span text:style-name="T7">Assigned to</text:span></text:p>
        </draw:rect>
        <draw:rect draw:style-name="gr29" draw:text-style-name="P22" draw:layer="layout" svg:width="2.222cm" svg:height="0.635cm" svg:x="9.142cm" svg:y="8.688cm">
          <text:p text:style-name="P1"><text:span text:style-name="T6">Ophelia</text:span></text:p>
        </draw:rect>
        <draw:rect draw:style-name="gr29" draw:text-style-name="P22" draw:layer="layout" svg:width="2.539cm" svg:height="0.635cm" svg:x="13.27cm" svg:y="8.688cm">
          <text:p text:style-name="P1"><text:span text:style-name="T6">Inspiron 9300</text:span></text:p>
        </draw:rect>
        <draw:rect draw:style-name="gr29" draw:text-style-name="P22" draw:layer="layout" svg:width="2.222cm" svg:height="0.635cm" svg:x="9.142cm" svg:y="9.323cm">
          <text:p text:style-name="P1"><text:span text:style-name="T6">Romeo</text:span></text:p>
        </draw:rect>
        <draw:rect draw:style-name="gr29" draw:text-style-name="P22" draw:layer="layout" svg:width="1.904cm" svg:height="0.635cm" svg:x="11.365cm" svg:y="9.323cm">
          <text:p text:style-name="P1"><text:span text:style-name="T6">Dell</text:span></text:p>
        </draw:rect>
        <draw:rect draw:style-name="gr29" draw:text-style-name="P22" draw:layer="layout" svg:width="2.539cm" svg:height="0.635cm" svg:x="13.27cm" svg:y="9.323cm">
          <text:p text:style-name="P1"><text:span text:style-name="T6">Dimension 4600</text:span></text:p>
        </draw:rect>
        <draw:rect draw:style-name="gr29" draw:text-style-name="P22" draw:layer="layout" svg:width="1.904cm" svg:height="0.635cm" svg:x="11.365cm" svg:y="8.688cm">
          <text:p text:style-name="P1"><text:span text:style-name="T6">Dell</text:span></text:p>
        </draw:rect>
        <draw:rect draw:style-name="gr29" draw:text-style-name="P22" draw:layer="layout" svg:width="2.541cm" svg:height="0.635cm" svg:x="15.809cm" svg:y="8.688cm">
          <text:p text:style-name="P1"><text:span text:style-name="T6">Ronnie</text:span></text:p>
        </draw:rect>
        <draw:rect draw:style-name="gr29" draw:text-style-name="P22" draw:layer="layout" svg:width="2.539cm" svg:height="0.635cm" svg:x="15.809cm" svg:y="10.593cm">
          <text:p text:style-name="P1"><text:span text:style-name="T6">Machine Room</text:span></text:p>
        </draw:rect>
        <draw:rect draw:style-name="gr29" draw:text-style-name="P22" draw:layer="layout" svg:width="2.222cm" svg:height="0.635cm" svg:x="9.142cm" svg:y="9.958cm">
          <text:p text:style-name="P1"><text:span text:style-name="T6">Lady Macbeth</text:span></text:p>
        </draw:rect>
        <draw:rect draw:style-name="gr29" draw:text-style-name="P22" draw:layer="layout" svg:width="1.904cm" svg:height="0.635cm" svg:x="11.365cm" svg:y="9.958cm">
          <text:p text:style-name="P1"><text:span text:style-name="T6">Sony</text:span></text:p>
        </draw:rect>
        <draw:rect draw:style-name="gr29" draw:text-style-name="P22" draw:layer="layout" svg:width="2.539cm" svg:height="0.635cm" svg:x="13.27cm" svg:y="9.958cm">
          <text:p text:style-name="P1"><text:span text:style-name="T6">Solo 4 </text:span></text:p>
        </draw:rect>
        <draw:rect draw:style-name="gr29" draw:text-style-name="P22" draw:layer="layout" svg:width="1.904cm" svg:height="0.635cm" svg:x="11.365cm" svg:y="10.593cm">
          <text:p text:style-name="P1"><text:span text:style-name="T6">HP</text:span></text:p>
        </draw:rect>
        <draw:rect draw:style-name="gr29" draw:text-style-name="P22" draw:layer="layout" svg:width="2.539cm" svg:height="0.635cm" svg:x="13.269cm" svg:y="10.593cm">
          <text:p text:style-name="P1"><text:span text:style-name="T6">Escalate 5-B</text:span></text:p>
        </draw:rect>
        <draw:rect draw:style-name="gr29" draw:text-style-name="P22" draw:layer="layout" svg:width="2.539cm" svg:height="0.635cm" svg:x="15.811cm" svg:y="9.959cm">
          <text:p text:style-name="P1"><text:span text:style-name="T6">Pat</text:span></text:p>
        </draw:rect>
        <draw:rect draw:style-name="gr29" draw:text-style-name="P22" draw:layer="layout" svg:width="2.539cm" svg:height="0.635cm" svg:x="15.81cm" svg:y="9.323cm">
          <text:p text:style-name="P1"><text:span text:style-name="T6">Chris</text:span></text:p>
        </draw:rect>
        <draw:rect draw:style-name="gr29" draw:text-style-name="P22" draw:layer="layout" svg:width="2.222cm" svg:height="0.635cm" svg:x="9.142cm" svg:y="10.593cm">
          <text:p text:style-name="P1"><text:span text:style-name="T6">Hamlet</text:span></text:p>
        </draw:rect>
        <draw:rect draw:style-name="gr22" draw:text-style-name="P17" draw:layer="layout" svg:width="7.937cm" svg:height="1.587cm" svg:x="9.142cm" svg:y="12.815cm">
          <text:list text:style-name="L1">
            <text:list-item>
              <text:p text:style-name="P11"><text:span text:style-name="T6"><text:s/></text:span><text:span text:style-name="T6">hp LaserJet 4L</text:span></text:p>
            </text:list-item>
          </text:list>
          <text:list text:style-name="L1">
            <text:list-item>
              <text:p text:style-name="P11"><text:span text:style-name="T6"><text:s/></text:span><text:span text:style-name="T6">hp LaserJet 1012</text:span></text:p>
            </text:list-item>
          </text:list>
          <text:list text:style-name="L1">
            <text:list-item>
              <text:p text:style-name="P11"><text:span text:style-name="T6"><text:s/></text:span><text:span text:style-name="T6">Canon bubblejet 12</text:span></text:p>
            </text:list-item>
          </text:list>
          <text:list text:style-name="L1">
            <text:list-item>
              <text:p text:style-name="P15"><text:span text:style-name="T6"/></text:p>
            </text:list-item>
          </text:list>
          <text:list text:style-name="L1">
            <text:list-item>
              <text:p text:style-name="P15"><text:span text:style-name="T7"/></text:p>
            </text:list-item>
          </text:list>
        </draw:rect>
        <draw:custom-shape draw:style-name="gr30" draw:text-style-name="P6" draw:layer="layout" svg:width="0.635cm" svg:height="4.444cm" svg:x="19.302cm" svg:y="7.101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2.224cm" svg:x="19.302cm" svg:y="12.179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6.284cm" svg:y="2.972cm">
          <text:p text:style-name="P15"><text:span text:style-name="T3">Nav-bar</text:span></text:p>
        </draw:rect>
        <draw:custom-shape draw:style-name="gr30" draw:text-style-name="P6" draw:layer="layout" svg:width="0.635cm" svg:height="2.223cm" draw:transform="rotate (1.5707963267946) translate (6.28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6" draw:layer="layout" svg:width="0.635cm" svg:height="9.843cm" draw:transform="rotate (1.5707963267946) translate (8.824cm 4.243cm)">
          <text:p text:style-name="P7"/>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gr1" draw:text-style-name="P17" draw:layer="layout" svg:width="2.222cm" svg:height="0.636cm" svg:x="12.635cm" svg:y="2.972cm">
          <text:p text:style-name="P15"><text:span text:style-name="T3">Page</text:span></text:p>
        </draw:rect>
        <draw:rect draw:style-name="gr8" draw:text-style-name="P17" draw:layer="layout" svg:width="5.895cm" svg:height="0.636cm" svg:x="19.937cm" svg:y="9.006cm">
          <text:p text:style-name="P15"><text:span text:style-name="T3">Section with a Table view</text:span></text:p>
        </draw:rect>
        <draw:rect draw:style-name="gr8" draw:text-style-name="P17" draw:layer="layout" svg:width="6.35cm" svg:height="0.953cm" svg:x="20.117cm" svg:y="12.814cm">
          <text:p text:style-name="P15"><text:span text:style-name="T3">Section with a List view</text:span></text:p>
        </draw:rect>
        <draw:line draw:style-name="gr4" draw:text-style-name="P6" draw:layer="layout" svg:x1="9.015cm" svg:y1="12.181cm" svg:x2="18.222cm" svg:y2="12.181cm">
          <text:p text:style-name="P7"/>
        </draw:line>
        <draw:line draw:style-name="gr4" draw:text-style-name="P6" draw:layer="layout" svg:x1="9.015cm" svg:y1="7.101cm" svg:x2="18.222cm" svg:y2="7.101cm">
          <text:p text:style-name="P7"/>
        </draw:line>
        <draw:rect draw:style-name="gr22" draw:text-style-name="P17" draw:layer="layout" svg:width="4.762cm" svg:height="3.81cm" svg:x="17.259cm" svg:y="15.672cm">
          <text:list text:style-name="L1">
            <text:list-item>
              <text:p text:style-name="P20"><text:span text:style-name="T3">Views today </text:span></text:p>
            </text:list-item>
          </text:list>
          <text:list text:style-name="L1">
            <text:list-item>
              <text:p text:style-name="P10"><text:span text:style-name="T10"><text:s/></text:span><text:span text:style-name="T10">Table view </text:span></text:p>
            </text:list-item>
          </text:list>
          <text:list text:style-name="L1">
            <text:list-item>
              <text:p text:style-name="P11"><text:span text:style-name="T10"><text:s/></text:span><text:span text:style-name="T10">List view</text:span></text:p>
            </text:list-item>
          </text:list>
          <text:list text:style-name="L1">
            <text:list-item>
              <text:p text:style-name="P11"><text:span text:style-name="T10"><text:s/></text:span><text:span text:style-name="T10">Detail view</text:span></text:p>
            </text:list-item>
          </text:list>
          <text:list text:style-name="L1">
            <text:list-item>
              <text:p text:style-name="P11"><text:span text:style-name="T10"><text:s/></text:span><text:span text:style-name="T10">Master-detail (soon)</text:span><text:span text:style-name="T10"><text:line-break/></text:span><text:span text:style-name="T10"> <text:s/>(like an e-mail reader)</text:span></text:p>
            </text:list-item>
          </text:list>
          <text:list text:style-name="L1">
            <text:list-item>
              <text:p text:style-name="P16"><text:span text:style-name="T10"/></text:p>
            </text:list-item>
          </text:list>
        </draw:rect>
        <draw:rect draw:style-name="gr22" draw:text-style-name="P17" draw:layer="layout" svg:width="4.703cm" svg:height="4.762cm" svg:x="22.081cm" svg:y="15.672cm">
          <text:list text:style-name="L1">
            <text:list-item>
              <text:p text:style-name="P20"><text:span text:style-name="T3">Views someday </text:span></text:p>
            </text:list-item>
          </text:list>
          <text:list text:style-name="L1">
            <text:list-item>
              <text:p text:style-name="P10"><text:span text:style-name="T10"><text:s/></text:span><text:span text:style-name="T10">Outliner</text:span></text:p>
            </text:list-item>
          </text:list>
          <text:list text:style-name="L1">
            <text:list-item>
              <text:p text:style-name="P18"><text:span text:style-name="T10"><text:s/></text:span><text:span text:style-name="T10">Bar chart</text:span></text:p>
            </text:list-item>
          </text:list>
          <text:list text:style-name="L1">
            <text:list-item>
              <text:p text:style-name="P18"><text:span text:style-name="T10"><text:s/></text:span><text:span text:style-name="T10">Scatterplot</text:span></text:p>
            </text:list-item>
          </text:list>
          <text:list text:style-name="L1">
            <text:list-item>
              <text:p text:style-name="P18"><text:span text:style-name="T10"><text:s/></text:span><text:span text:style-name="T10">Pivot table</text:span></text:p>
            </text:list-item>
          </text:list>
          <text:list text:style-name="L1">
            <text:list-item>
              <text:p text:style-name="P11"><text:span text:style-name="T10"><text:s/></text:span><text:span text:style-name="T10">Gantt chart</text:span></text:p>
            </text:list-item>
          </text:list>
          <text:list text:style-name="L1">
            <text:list-item>
              <text:p text:style-name="P11"><text:span text:style-name="T10"><text:s/></text:span><text:span text:style-name="T10">Rollback history</text:span></text:p>
            </text:list-item>
          </text:list>
          <text:list text:style-name="L1">
            <text:list-item>
              <text:p text:style-name="P11"><text:span text:style-name="T10"><text:s/></text:span><text:span text:style-name="T10">Diff version</text:span></text:p>
            </text:list-item>
          </text:list>
          <text:list text:style-name="L1">
            <text:list-item>
              <text:p text:style-name="P11"><text:span text:style-name="T10"><text:s/></text:span><text:span text:style-name="T10">etc.</text:span></text:p>
            </text:list-item>
          </text:list>
        </draw:rect>
      </draw:page>
      <draw:page draw:name="page6" draw:style-name="dp1" draw:master-page-name="Default">
        <draw:frame draw:style-name="gr31" draw:text-style-name="P8" draw:layer="layout" svg:width="6.032cm" svg:height="1.588cm" svg:x="0.749cm" svg:y="0.749cm">
          <draw:text-box>
            <text:p text:style-name="P7"><text:span text:style-name="T4">Data model</text:span></text:p>
          </draw:text-box>
        </draw:frame>
        <draw:rect draw:style-name="gr19" draw:text-style-name="P23" draw:id="id10" draw:layer="layout" svg:width="2.858cm" svg:height="0.635cm" svg:x="2.972cm" svg:y="3.607cm">
          <text:p text:style-name="P15"><text:span text:style-name="T11">Name</text:span></text:p>
        </draw:rect>
        <draw:rect draw:style-name="gr19" draw:text-style-name="P24" draw:id="id19" draw:layer="layout" svg:width="3.493cm" svg:height="0.636cm" svg:x="10.274cm" svg:y="3.607cm">
          <text:p text:style-name="P1"><text:span text:style-name="T11">Population</text:span></text:p>
        </draw:rect>
        <draw:rect draw:style-name="gr19" draw:text-style-name="P24" draw:id="id2" draw:layer="layout" svg:width="4.445cm" svg:height="0.636cm" svg:x="5.829cm" svg:y="3.607cm">
          <text:p text:style-name="P1"><text:span text:style-name="T11">Land Area</text:span></text:p>
        </draw:rect>
        <draw:rect draw:style-name="gr27" draw:text-style-name="P25" draw:id="id9" draw:layer="layout" svg:width="2.858cm" svg:height="2.541cm" svg:x="2.971cm" svg:y="4.241cm">
          <text:p text:style-name="P15"><text:span text:style-name="T12">Canada</text:span></text:p>
        </draw:rect>
        <draw:rect draw:style-name="gr32" draw:text-style-name="P25" draw:layer="layout" svg:width="4.445cm" svg:height="2.54cm" svg:x="5.829cm" svg:y="4.242cm">
          <text:p text:style-name="P15"><text:span text:style-name="T12">9,000,000 sq. km.</text:span></text:p>
        </draw:rect>
        <draw:rect draw:style-name="gr32" draw:text-style-name="P25" draw:layer="layout" svg:width="3.493cm" svg:height="2.54cm" svg:x="10.274cm" svg:y="4.242cm">
          <text:p text:style-name="P15"><text:span text:style-name="T12">33,000,000</text:span></text:p>
        </draw:rect>
        <draw:rect draw:style-name="gr27" draw:text-style-name="P25" draw:id="id4" draw:layer="layout" svg:width="2.858cm" svg:height="1.27cm" svg:x="2.971cm" svg:y="6.782cm">
          <text:p text:style-name="P15"><text:span text:style-name="T12">China</text:span></text:p>
        </draw:rect>
        <draw:rect draw:style-name="gr27" draw:text-style-name="P25" draw:layer="layout" svg:width="2.54cm" svg:height="2.54cm" svg:x="13.767cm" svg:y="4.242cm">
          <text:p text:style-name="P15"><text:span text:style-name="T12">Ottawa</text:span></text:p>
        </draw:rect>
        <draw:rect draw:style-name="gr19" draw:text-style-name="P24" draw:layer="layout" svg:width="2.54cm" svg:height="0.636cm" svg:x="13.767cm" svg:y="3.607cm">
          <text:p text:style-name="P1"><text:span text:style-name="T11">Capital</text:span></text:p>
        </draw:rect>
        <draw:rect draw:style-name="gr32" draw:text-style-name="P25" draw:layer="layout" svg:width="4.445cm" svg:height="1.27cm" svg:x="5.829cm" svg:y="6.782cm">
          <text:p text:style-name="P15"><text:span text:style-name="T12">9,300,000 sq. km.</text:span></text:p>
        </draw:rect>
        <draw:rect draw:style-name="gr32" draw:text-style-name="P25" draw:layer="layout" svg:width="3.493cm" svg:height="1.27cm" svg:x="10.274cm" svg:y="6.782cm">
          <text:p text:style-name="P15"><text:span text:style-name="T12">1,300,000,000</text:span></text:p>
        </draw:rect>
        <draw:rect draw:style-name="gr27" draw:text-style-name="P25" draw:layer="layout" svg:width="2.54cm" svg:height="1.27cm" svg:x="13.767cm" svg:y="6.782cm">
          <text:p text:style-name="P15"><text:span text:style-name="T12">Beijing</text:span></text:p>
        </draw:rect>
        <draw:rect draw:style-name="gr27" draw:text-style-name="P25" draw:layer="layout" svg:width="2.858cm" svg:height="1.271cm" svg:x="2.971cm" svg:y="8.051cm">
          <text:p text:style-name="P15"><text:span text:style-name="T12">Costa Rica</text:span></text:p>
        </draw:rect>
        <draw:rect draw:style-name="gr32" draw:text-style-name="P25" draw:layer="layout" svg:width="4.445cm" svg:height="1.27cm" svg:x="5.829cm" svg:y="8.052cm">
          <text:p text:style-name="P15"><text:span text:style-name="T12">50,000 sq. km.</text:span></text:p>
        </draw:rect>
        <draw:rect draw:style-name="gr33" draw:text-style-name="P25" draw:layer="layout" svg:width="3.493cm" svg:height="1.27cm" svg:x="10.274cm" svg:y="8.052cm">
          <text:p text:style-name="P7"/>
        </draw:rect>
        <draw:rect draw:style-name="gr27" draw:text-style-name="P25" draw:layer="layout" svg:width="2.54cm" svg:height="1.27cm" svg:x="13.767cm" svg:y="8.052cm">
          <text:p text:style-name="P15"><text:span text:style-name="T12">San Jose</text:span></text:p>
        </draw:rect>
        <draw:rect draw:style-name="gr27" draw:text-style-name="P25" draw:layer="layout" svg:width="10.478cm" svg:height="1.27cm" svg:x="16.306cm" svg:y="8.052cm">
          <text:p text:style-name="P15"><text:span text:style-name="T12">Alajuela </text:span><text:span text:style-name="T13">•</text:span><text:span text:style-name="T12"> Cartago </text:span><text:span text:style-name="T13">•</text:span><text:span text:style-name="T12"> Guanacaste</text:span><text:span text:style-name="T12"><text:line-break/></text:span><text:span text:style-name="T12"> <text:s text:c="12"/></text:span><text:span text:style-name="T13">•</text:span><text:span text:style-name="T12"> <text:s text:c="11"/></text:span><text:span text:style-name="T13">•</text:span><text:span text:style-name="T12"> Puntarenas </text:span><text:span text:style-name="T13">•</text:span><text:span text:style-name="T12"> San Jose</text:span></text:p>
        </draw:rect>
        <draw:rect draw:style-name="gr19" draw:text-style-name="P24" draw:layer="layout" svg:width="10.477cm" svg:height="0.636cm" svg:x="16.307cm" svg:y="3.606cm">
          <text:p text:style-name="P1"><text:span text:style-name="T11"><text:s text:c="4"/></text:span><text:span text:style-name="T11">Provinces</text:span></text:p>
        </draw:rect>
        <draw:rect draw:style-name="gr27" draw:text-style-name="P25" draw:layer="layout" svg:width="10.477cm" svg:height="2.54cm" svg:x="16.307cm" svg:y="4.242cm">
          <text:p text:style-name="P15"><text:span text:style-name="T12">Alberta </text:span><text:span text:style-name="T13">•</text:span><text:span text:style-name="T12"> British Columbia </text:span><text:span text:style-name="T13">•</text:span><text:span text:style-name="T12"> Manitoba</text:span><text:span text:style-name="T12"><text:line-break/></text:span><text:span text:style-name="T12">New Brunswick </text:span><text:span text:style-name="T13">•</text:span><text:span text:style-name="T12"> Newfoundland and Labrador </text:span><text:span text:style-name="T12"><text:line-break/></text:span><text:span text:style-name="T12">Nova Scotia </text:span><text:span text:style-name="T13">•</text:span><text:span text:style-name="T12"> Ontario </text:span><text:span text:style-name="T13">•</text:span><text:span text:style-name="T12"> Prince Edward Island</text:span><text:span text:style-name="T12"><text:line-break/></text:span><text:span text:style-name="T12">Quebec </text:span><text:span text:style-name="T13">•</text:span><text:span text:style-name="T12"> Saskatchewan</text:span></text:p>
        </draw:rect>
        <draw:rect draw:style-name="gr27" draw:text-style-name="P25" draw:layer="layout" svg:width="10.477cm" svg:height="1.27cm" svg:x="16.307cm" svg:y="6.782cm">
          <text:p text:style-name="P15"><text:span text:style-name="T12">23 provinces, 5 autonomous regions, </text:span><text:span text:style-name="T12"><text:line-break/></text:span><text:span text:style-name="T12">and 4 municipalities</text:span></text:p>
        </draw:rect>
        <draw:rect draw:style-name="gr1" draw:text-style-name="P5" draw:id="id1" draw:layer="layout" svg:width="2.223cm" svg:height="0.636cm" svg:x="9.004cm" svg:y="2.018cm">
          <text:p text:style-name="P1"><text:span text:style-name="T3">Attributes</text:span></text:p>
        </draw:rect>
        <draw:connector draw:style-name="gr34" draw:text-style-name="P6" draw:layer="layout" draw:type="curve" svg:x1="9.004cm" svg:y1="2.336cm" svg:x2="8.051cm" svg:y2="3.607cm" draw:start-shape="id1" draw:start-glue-point="3" draw:end-shape="id2" draw:end-glue-point="0">
          <text:p text:style-name="P7"/>
        </draw:connector>
        <draw:rect draw:style-name="gr1" draw:text-style-name="P5" draw:id="id3" draw:layer="layout" svg:width="1.588cm" svg:height="0.636cm" svg:x="1.066cm" svg:y="9.638cm">
          <text:p text:style-name="P1"><text:span text:style-name="T3">Items</text:span></text:p>
        </draw:rect>
        <draw:connector draw:style-name="gr34" draw:text-style-name="P6" draw:layer="layout" draw:type="curve" svg:x1="1.86cm" svg:y1="9.638cm" svg:x2="2.971cm" svg:y2="7.417cm" draw:start-shape="id3" draw:start-glue-point="0" draw:end-shape="id4" draw:end-glue-point="3">
          <text:p text:style-name="P7"/>
        </draw:connector>
        <draw:rect draw:style-name="gr35" draw:text-style-name="P25" draw:id="id6" draw:layer="layout" svg:width="2.858cm" svg:height="0.635cm" svg:x="10.909cm" svg:y="8.369cm">
          <text:p text:style-name="P15"><text:span text:style-name="T12">4,000,000</text:span></text:p>
        </draw:rect>
        <draw:rect draw:style-name="gr1" draw:text-style-name="P5" draw:id="id5" draw:layer="layout" svg:width="1.588cm" svg:height="0.636cm" svg:x="14.402cm" svg:y="10.274cm">
          <text:p text:style-name="P1"><text:span text:style-name="T3">Entries</text:span></text:p>
        </draw:rect>
        <draw:connector draw:style-name="gr34" draw:text-style-name="P6" draw:layer="layout" draw:type="curve" svg:x1="14.402cm" svg:y1="10.592cm" svg:x2="12.338cm" svg:y2="9.004cm" draw:start-shape="id5" draw:start-glue-point="3" draw:end-shape="id6" draw:end-glue-point="2">
          <text:p text:style-name="P7"/>
        </draw:connector>
        <draw:rect draw:style-name="gr36" draw:text-style-name="P25" draw:id="id7" draw:layer="layout" svg:width="2.222cm" svg:height="0.635cm" svg:x="16.307cm" svg:y="8.687cm">
          <text:p text:style-name="P15"><text:span text:style-name="T12">Heredia</text:span></text:p>
        </draw:rect>
        <draw:connector draw:style-name="gr34" draw:text-style-name="P6" draw:layer="layout" draw:type="curve" svg:x1="15.99cm" svg:y1="10.592cm" svg:x2="17.418cm" svg:y2="9.322cm" draw:start-shape="id5" draw:start-glue-point="1" draw:end-shape="id7" draw:end-glue-point="2">
          <text:p text:style-name="P7"/>
        </draw:connector>
        <draw:rect draw:style-name="gr36" draw:text-style-name="P26" draw:id="id8" draw:layer="layout" svg:width="1.904cm" svg:height="0.635cm" svg:x="18.529cm" svg:y="8.687cm">
          <text:p text:style-name="P1"><text:span text:style-name="T12">Limon</text:span></text:p>
        </draw:rect>
        <draw:connector draw:style-name="gr34" draw:text-style-name="P6" draw:layer="layout" draw:type="curve" svg:x1="15.99cm" svg:y1="10.592cm" svg:x2="19.481cm" svg:y2="9.322cm" draw:start-shape="id5" draw:start-glue-point="1" draw:end-shape="id8" draw:end-glue-point="2">
          <text:p text:style-name="P7"/>
        </draw:connector>
        <draw:connector draw:style-name="gr37" draw:text-style-name="P6" draw:layer="layout" draw:type="curve" svg:x1="1.86cm" svg:y1="9.638cm" svg:x2="2.971cm" svg:y2="5.511cm" draw:start-shape="id3" draw:start-glue-point="0" draw:end-shape="id9" draw:end-glue-point="3">
          <text:p text:style-name="P7"/>
        </draw:connector>
        <draw:connector draw:style-name="gr34" draw:text-style-name="P6" draw:layer="layout" draw:type="curve" svg:x1="9.004cm" svg:y1="2.336cm" svg:x2="4.401cm" svg:y2="3.607cm" draw:start-shape="id1" draw:start-glue-point="3" draw:end-shape="id10" draw:end-glue-point="0">
          <text:p text:style-name="P7"/>
        </draw:connector>
        <draw:rect draw:style-name="gr19" draw:text-style-name="P27" draw:id="id12" draw:layer="layout" svg:width="7.303cm" svg:height="0.953cm" svg:x="2.971cm" svg:y="12.178cm">
          <text:p text:style-name="P15"><text:span text:style-name="T11">Costa Rica</text:span></text:p>
        </draw:rect>
        <draw:rect draw:style-name="gr38" draw:text-style-name="P26" draw:layer="layout" svg:width="3.175cm" svg:height="0.635cm" svg:x="2.972cm" svg:y="13.131cm">
          <text:p text:style-name="P1"><text:span text:style-name="T12">Land Area:</text:span></text:p>
        </draw:rect>
        <draw:rect draw:style-name="gr38" draw:text-style-name="P26" draw:layer="layout" svg:width="3.175cm" svg:height="0.636cm" svg:x="12.179cm" svg:y="15.672cm">
          <text:p text:style-name="P1"><text:span text:style-name="T12">Population:</text:span></text:p>
        </draw:rect>
        <draw:rect draw:style-name="gr38" draw:text-style-name="P26" draw:layer="layout" svg:width="3.175cm" svg:height="0.636cm" svg:x="2.972cm" svg:y="14.401cm">
          <text:p text:style-name="P1"><text:span text:style-name="T12">Capital:</text:span></text:p>
        </draw:rect>
        <draw:rect draw:style-name="gr39" draw:text-style-name="P26" draw:layer="layout" svg:width="3.175cm" svg:height="4.128cm" svg:x="2.972cm" svg:y="15.035cm">
          <text:p text:style-name="P1"><text:span text:style-name="T12">Provinces:</text:span></text:p>
        </draw:rect>
        <draw:rect draw:style-name="gr27" draw:text-style-name="P26" draw:id="id11" draw:layer="layout" svg:width="4.127cm" svg:height="0.635cm" svg:x="6.147cm" svg:y="13.131cm">
          <text:p text:style-name="P1"><text:span text:style-name="T12">50,000 sq. km.</text:span></text:p>
        </draw:rect>
        <draw:rect draw:style-name="gr27" draw:text-style-name="P26" draw:layer="layout" svg:width="4.127cm" svg:height="0.635cm" svg:x="6.147cm" svg:y="13.766cm">
          <text:p text:style-name="P1"><text:span text:style-name="T12">4,000,000</text:span></text:p>
        </draw:rect>
        <draw:rect draw:style-name="gr27" draw:text-style-name="P26" draw:layer="layout" svg:width="4.127cm" svg:height="0.635cm" svg:x="6.147cm" svg:y="14.401cm">
          <text:p text:style-name="P1"><text:span text:style-name="T12">San Jose</text:span></text:p>
        </draw:rect>
        <draw:rect draw:style-name="gr40" draw:text-style-name="P25" draw:layer="layout" svg:width="4.127cm" svg:height="4.127cm" svg:x="6.147cm" svg:y="15.036cm">
          <text:p text:style-name="P15"><text:span text:style-name="T12"><text:line-break/></text:span><text:span text:style-name="T12">Cartago</text:span><text:span text:style-name="T12"><text:line-break/></text:span><text:span text:style-name="T12">Guanacaste</text:span><text:span text:style-name="T12"><text:line-break/></text:span><text:span text:style-name="T12">Heredia</text:span><text:span text:style-name="T12"><text:line-break/></text:span><text:span text:style-name="T12">Limon</text:span><text:span text:style-name="T12"><text:line-break/></text:span><text:span text:style-name="T12">Puntarenas</text:span><text:span text:style-name="T12"><text:line-break/></text:span><text:span text:style-name="T12">San Jose</text:span></text:p>
        </draw:rect>
        <draw:rect draw:style-name="gr19" draw:text-style-name="P27" draw:id="id14" draw:layer="layout" svg:width="6.35cm" svg:height="0.953cm" svg:x="12.179cm" svg:y="13.448cm">
          <text:p text:style-name="P15"><text:span text:style-name="T11">San Jose</text:span></text:p>
        </draw:rect>
        <draw:rect draw:style-name="gr38" draw:text-style-name="P26" draw:layer="layout" svg:width="3.175cm" svg:height="0.636cm" svg:x="2.972cm" svg:y="19.163cm">
          <text:p text:style-name="P1"><text:span text:style-name="T12">Category:</text:span></text:p>
        </draw:rect>
        <draw:rect draw:style-name="gr27" draw:text-style-name="P26" draw:layer="layout" svg:width="4.127cm" svg:height="0.635cm" svg:x="6.147cm" svg:y="19.163cm">
          <text:p text:style-name="P1"><text:span text:style-name="T12">Country</text:span></text:p>
        </draw:rect>
        <draw:rect draw:style-name="gr38" draw:text-style-name="P26" draw:layer="layout" svg:width="3.175cm" svg:height="0.636cm" svg:x="12.179cm" svg:y="14.401cm">
          <text:p text:style-name="P1"><text:span text:style-name="T12">Category:</text:span></text:p>
        </draw:rect>
        <draw:rect draw:style-name="gr27" draw:text-style-name="P26" draw:layer="layout" svg:width="3.174cm" svg:height="0.635cm" svg:x="15.355cm" svg:y="14.402cm">
          <text:p text:style-name="P1"><text:span text:style-name="T12">City</text:span></text:p>
        </draw:rect>
        <draw:rect draw:style-name="gr38" draw:text-style-name="P26" draw:layer="layout" svg:width="3.175cm" svg:height="0.636cm" svg:x="2.972cm" svg:y="13.765cm">
          <text:p text:style-name="P1"><text:span text:style-name="T12">Population:</text:span></text:p>
        </draw:rect>
        <draw:rect draw:style-name="gr27" draw:text-style-name="P26" draw:layer="layout" svg:width="3.175cm" svg:height="0.635cm" svg:x="15.354cm" svg:y="15.672cm">
          <text:p text:style-name="P1"><text:span text:style-name="T12">300,000</text:span></text:p>
        </draw:rect>
        <draw:rect draw:style-name="gr38" draw:text-style-name="P26" draw:layer="layout" svg:width="3.175cm" svg:height="0.636cm" svg:x="12.179cm" svg:y="15.035cm">
          <text:p text:style-name="P1"><text:span text:style-name="T12">Country:</text:span></text:p>
        </draw:rect>
        <draw:rect draw:style-name="gr27" draw:text-style-name="P26" draw:layer="layout" svg:width="3.175cm" svg:height="0.635cm" svg:x="15.354cm" svg:y="15.036cm">
          <text:p text:style-name="P1"><text:span text:style-name="T12">Costa Rica</text:span></text:p>
        </draw:rect>
        <draw:rect draw:style-name="gr41" draw:text-style-name="P25" draw:layer="layout" svg:width="2.222cm" svg:height="0.635cm" svg:x="6.147cm" svg:y="15.036cm">
          <text:p text:style-name="P15"><text:span text:style-name="T12">Alajuela</text:span></text:p>
        </draw:rect>
        <draw:connector draw:style-name="gr34" draw:text-style-name="P6" draw:layer="layout" draw:type="curve" svg:x1="14.402cm" svg:y1="10.592cm" svg:x2="10.274cm" svg:y2="13.448cm" draw:start-shape="id5" draw:start-glue-point="3" draw:end-shape="id11" draw:end-glue-point="1">
          <text:p text:style-name="P7"/>
        </draw:connector>
        <draw:connector draw:style-name="gr34" draw:text-style-name="P6" draw:layer="layout" draw:type="curve" svg:x1="1.86cm" svg:y1="10.274cm" svg:x2="6.622cm" svg:y2="12.178cm" draw:start-shape="id3" draw:start-glue-point="2" draw:end-shape="id12" draw:end-glue-point="0">
          <text:p text:style-name="P7"/>
        </draw:connector>
        <draw:connector draw:style-name="gr42" draw:text-style-name="P6" draw:layer="layout" svg:x1="9.322cm" svg:y1="14.719cm" svg:x2="12.179cm" svg:y2="13.924cm" draw:start-shape="id13" draw:start-glue-point="1" draw:end-shape="id14" draw:end-glue-point="3">
          <text:p text:style-name="P7"/>
        </draw:connector>
        <draw:rect draw:style-name="gr19" draw:text-style-name="P27" draw:id="id16" draw:layer="layout" svg:width="6.35cm" svg:height="0.953cm" svg:x="20.434cm" svg:y="13.448cm">
          <text:p text:style-name="P15"><text:span text:style-name="T11">City</text:span></text:p>
        </draw:rect>
        <draw:rect draw:style-name="gr38" draw:text-style-name="P26" draw:layer="layout" svg:width="3.175cm" svg:height="0.636cm" svg:x="20.434cm" svg:y="14.401cm">
          <text:p text:style-name="P1"><text:span text:style-name="T12">Category:</text:span></text:p>
        </draw:rect>
        <draw:rect draw:style-name="gr27" draw:text-style-name="P26" draw:layer="layout" svg:width="3.174cm" svg:height="0.635cm" svg:x="23.61cm" svg:y="14.401cm">
          <text:p text:style-name="P1"><text:span text:style-name="T12">Category</text:span></text:p>
        </draw:rect>
        <draw:rect draw:style-name="gr19" draw:text-style-name="P27" draw:id="id18" draw:layer="layout" svg:width="6.35cm" svg:height="0.953cm" svg:x="12.179cm" svg:y="17.259cm">
          <text:p text:style-name="P15"><text:span text:style-name="T11">Population</text:span></text:p>
        </draw:rect>
        <draw:rect draw:style-name="gr38" draw:text-style-name="P26" draw:layer="layout" svg:width="3.175cm" svg:height="0.636cm" svg:x="12.179cm" svg:y="18.212cm">
          <text:p text:style-name="P1"><text:span text:style-name="T12">Category:</text:span></text:p>
        </draw:rect>
        <draw:rect draw:style-name="gr27" draw:text-style-name="P26" draw:layer="layout" svg:width="3.174cm" svg:height="0.635cm" svg:x="15.355cm" svg:y="18.212cm">
          <text:p text:style-name="P1"><text:span text:style-name="T12">Attribute</text:span></text:p>
        </draw:rect>
        <draw:connector draw:style-name="gr42" draw:text-style-name="P6" draw:layer="layout" svg:x1="17.577cm" svg:y1="14.719cm" svg:x2="20.434cm" svg:y2="13.924cm" draw:start-shape="id15" draw:start-glue-point="1" draw:end-shape="id16" draw:end-glue-point="3">
          <text:p text:style-name="P7"/>
        </draw:connector>
        <draw:connector draw:style-name="gr42" draw:text-style-name="P6" draw:layer="layout" svg:x1="12.497cm" svg:y1="15.989cm" svg:x2="12.179cm" svg:y2="17.735cm" draw:start-shape="id17" draw:start-glue-point="3" draw:end-shape="id18" draw:end-glue-point="3">
          <text:p text:style-name="P7"/>
        </draw:connector>
        <draw:rect draw:style-name="gr38" draw:text-style-name="P29" draw:layer="layout" svg:width="3.175cm" svg:height="1.271cm" svg:x="12.179cm" svg:y="18.846cm">
          <text:p text:style-name="P28"><text:span text:style-name="T12">Expected</text:span><text:span text:style-name="T12"><text:line-break/></text:span><text:span text:style-name="T12">Type:</text:span></text:p>
        </draw:rect>
        <draw:rect draw:style-name="gr40" draw:text-style-name="P26" draw:layer="layout" svg:width="3.174cm" svg:height="1.27cm" svg:x="15.355cm" svg:y="18.847cm">
          <text:p text:style-name="P1"><text:span text:style-name="T12">Number</text:span></text:p>
        </draw:rect>
        <draw:rect draw:style-name="gr9" draw:text-style-name="P5" draw:id="id13" draw:layer="layout" svg:width="3.175cm" svg:height="0.635cm" svg:x="6.147cm" svg:y="14.402cm">
          <text:p text:style-name="P1"><text:span text:style-name="T3">San Jose</text:span></text:p>
        </draw:rect>
        <draw:rect draw:style-name="gr35" draw:text-style-name="P5" draw:id="id17" draw:layer="layout" svg:width="2.857cm" svg:height="0.635cm" svg:x="12.497cm" svg:y="15.672cm">
          <text:p text:style-name="P1"><text:span text:style-name="T3">Population:</text:span></text:p>
        </draw:rect>
        <draw:rect draw:style-name="gr9" draw:text-style-name="P5" draw:id="id15" draw:layer="layout" svg:width="2.223cm" svg:height="0.635cm" svg:x="15.354cm" svg:y="14.402cm">
          <text:p text:style-name="P1"><text:span text:style-name="T3">City</text:span></text:p>
        </draw:rect>
        <draw:connector draw:style-name="gr34" draw:text-style-name="P6" draw:layer="layout" draw:type="curve" svg:x1="11.227cm" svg:y1="2.336cm" svg:x2="12.02cm" svg:y2="3.607cm" draw:start-shape="id1" draw:start-glue-point="1" draw:end-shape="id19" draw:end-glue-point="0">
          <text:p text:style-name="P7"/>
        </draw:connector>
      </draw:page>
      <draw:page draw:name="page7" draw:style-name="dp1" draw:master-page-name="Default">
        <draw:custom-shape draw:style-name="gr43" draw:text-style-name="P6" draw:layer="layout" svg:width="7.62cm" svg:height="7.62cm" svg:x="19.325cm" svg:y="10.251cm">
          <text:p text:style-name="P7"/>
          <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44" draw:text-style-name="P8" draw:layer="layout" svg:width="6.032cm" svg:height="1.637cm" svg:x="0.748cm" svg:y="0.748cm">
          <draw:text-box>
            <text:p text:style-name="P7"><text:span text:style-name="T4">Data model</text:span></text:p>
          </draw:text-box>
        </draw:frame>
        <draw:line draw:style-name="gr4" draw:text-style-name="P6" draw:layer="layout" svg:x1="9.639cm" svg:y1="2.019cm" svg:x2="9.639cm" svg:y2="20.434cm">
          <text:p text:style-name="P7"/>
        </draw:line>
        <draw:line draw:style-name="gr4" draw:text-style-name="P6" draw:layer="layout" svg:x1="18.847cm" svg:y1="2.019cm" svg:x2="18.846cm" svg:y2="20.433cm">
          <text:p text:style-name="P7"/>
        </draw:line>
        <draw:rect draw:style-name="gr22" draw:text-style-name="P30" draw:layer="layout" svg:width="8.573cm" svg:height="4.127cm" svg:x="0.749cm" svg:y="10.592cm">
          <text:list text:style-name="L1">
            <text:list-item>
              <text:p text:style-name="P20"><text:span text:style-name="T3">Items</text:span></text:p>
            </text:list-item>
          </text:list>
          <text:list text:style-name="L1">
            <text:list-item>
              <text:p text:style-name="P10"><text:span text:style-name="T10"><text:s/></text:span><text:span text:style-name="T10">an item can have entries for attributes</text:span></text:p>
            </text:list-item>
          </text:list>
          <text:list text:style-name="L1">
            <text:list-item>
              <text:p text:style-name="P18"><text:span text:style-name="T10"><text:s/></text:span><text:span text:style-name="T10">an item can use any attributes, regardless</text:span><text:span text:style-name="T10"><text:line-break/></text:span><text:span text:style-name="T10"> <text:s/>of what categories it's in</text:span></text:p>
            </text:list-item>
          </text:list>
          <text:list text:style-name="L1">
            <text:list-item>
              <text:p text:style-name="P18"><text:span text:style-name="T10"><text:s/></text:span><text:span text:style-name="T10">an item can have an attribute that no </text:span><text:span text:style-name="T10"><text:line-break/></text:span><text:span text:style-name="T10"> <text:s/>other item has, or that isn't typical of</text:span><text:span text:style-name="T10"><text:line-break/></text:span><text:span text:style-name="T10"> <text:s/>items in this category</text:span></text:p>
            </text:list-item>
          </text:list>
        </draw:rect>
        <draw:rect draw:style-name="gr22" draw:text-style-name="P30" draw:layer="layout" svg:width="8.573cm" svg:height="6.033cm" svg:x="0.749cm" svg:y="14.719cm">
          <text:list text:style-name="L1">
            <text:list-item>
              <text:p text:style-name="P20"><text:span text:style-name="T3">Attributes</text:span></text:p>
            </text:list-item>
          </text:list>
          <text:list text:style-name="L1">
            <text:list-item>
              <text:p text:style-name="P10"><text:span text:style-name="T10"><text:s/></text:span><text:span text:style-name="T10">all attributes are really “ad-hoc” attributes</text:span></text:p>
            </text:list-item>
          </text:list>
          <text:list text:style-name="L1">
            <text:list-item>
              <text:p text:style-name="P18"><text:span text:style-name="T10"><text:s/></text:span><text:span text:style-name="T10">we are “attribute-centric”, in the sense that</text:span><text:span text:style-name="T10"><text:line-break/></text:span><text:span text:style-name="T10"> <text:s/>all schema is associated with attributes</text:span></text:p>
            </text:list-item>
          </text:list>
          <text:list text:style-name="L1">
            <text:list-item>
              <text:p text:style-name="P18"><text:span text:style-name="T10"><text:s/></text:span><text:span text:style-name="T10">two unrelated items can have the same</text:span><text:span text:style-name="T10"><text:line-break/></text:span><text:span text:style-name="T10"> <text:s/>attribute </text:span></text:p>
            </text:list-item>
          </text:list>
          <text:list text:style-name="L1">
            <text:list-item>
              <text:p text:style-name="P18"><text:span text:style-name="T10"><text:s/></text:span><text:span text:style-name="T10">an attribute can have an “expected type”</text:span></text:p>
            </text:list-item>
          </text:list>
          <text:list text:style-name="L1">
            <text:list-item>
              <text:p text:style-name="P18"><text:span text:style-name="T10"><text:s/></text:span><text:span text:style-name="T10">an attribute can have an “inverse attribute”</text:span></text:p>
            </text:list-item>
          </text:list>
          <text:list text:style-name="L1">
            <text:list-item>
              <text:p text:style-name="P18"><text:span text:style-name="T10"><text:s/></text:span><text:span text:style-name="T10">an attribute is really just an item, so you</text:span><text:span text:style-name="T10"><text:line-break/></text:span><text:span text:style-name="T10"> <text:s/>can add ad-hoc attributes to the attribute</text:span></text:p>
            </text:list-item>
          </text:list>
          <text:list text:style-name="L1">
            <text:list-item>
              <text:p text:style-name="P18"><text:span text:style-name="T10"><text:s/></text:span><text:span text:style-name="T10">any item can serve as an attribute</text:span></text:p>
            </text:list-item>
          </text:list>
        </draw:rect>
        <draw:rect draw:style-name="gr22" draw:text-style-name="P30" draw:layer="layout" svg:width="8.573cm" svg:height="5.397cm" svg:x="9.956cm" svg:y="2.337cm">
          <text:list text:style-name="L1">
            <text:list-item>
              <text:p text:style-name="P20"><text:span text:style-name="T3">Entries</text:span></text:p>
            </text:list-item>
          </text:list>
          <text:list text:style-name="L1">
            <text:list-item>
              <text:p text:style-name="P10"><text:span text:style-name="T10"><text:s/></text:span><text:span text:style-name="T10">an item can have one or more entries</text:span></text:p>
            </text:list-item>
          </text:list>
          <text:list text:style-name="L1">
            <text:list-item>
              <text:p text:style-name="P13"><text:span text:style-name="T10"><text:s text:c="2"/></text:span><text:span text:style-name="T10">for each attribute</text:span></text:p>
            </text:list-item>
          </text:list>
          <text:list text:style-name="L1">
            <text:list-item>
              <text:p text:style-name="P18"><text:span text:style-name="T10"><text:s/></text:span><text:span text:style-name="T10">each entry holds one data value</text:span></text:p>
            </text:list-item>
          </text:list>
          <text:list text:style-name="L1">
            <text:list-item>
              <text:p text:style-name="P18"><text:span text:style-name="T10"><text:s/></text:span><text:span text:style-name="T10">an entry can hold a literal value or an</text:span><text:span text:style-name="T10"><text:line-break/></text:span><text:span text:style-name="T10"> <text:s/>item reference</text:span></text:p>
            </text:list-item>
          </text:list>
          <text:list text:style-name="L1">
            <text:list-item>
              <text:p text:style-name="P18"><text:span text:style-name="T10"><text:s/></text:span><text:span text:style-name="T10">an entry knows what type of value it holds</text:span></text:p>
            </text:list-item>
          </text:list>
          <text:list text:style-name="L1">
            <text:list-item>
              <text:p text:style-name="P18"><text:span text:style-name="T10"><text:s/></text:span><text:span text:style-name="T10">an entry's type does not need to match </text:span><text:span text:style-name="T10"><text:line-break/></text:span><text:span text:style-name="T10"> <text:s/>the “expected type” of the attribute</text:span></text:p>
            </text:list-item>
          </text:list>
        </draw:rect>
        <draw:rect draw:style-name="gr45" draw:text-style-name="P30" draw:layer="layout" svg:width="8.255cm" svg:height="2.222cm" svg:x="19.164cm" svg:y="14.719cm">
          <text:list text:style-name="L1">
            <text:list-item>
              <text:p text:style-name="P20"><text:span text:style-name="T3">No Cardinality</text:span></text:p>
            </text:list-item>
          </text:list>
          <text:list text:style-name="L1">
            <text:list-item>
              <text:p text:style-name="P10"><text:span text:style-name="T10"><text:s/></text:span><text:span text:style-name="T10">there is no real notion of cardinality</text:span></text:p>
            </text:list-item>
          </text:list>
          <text:list text:style-name="L1">
            <text:list-item>
              <text:p text:style-name="P11"><text:span text:style-name="T10"><text:s/></text:span><text:span text:style-name="T10">all attributes can be multi-valued</text:span></text:p>
            </text:list-item>
          </text:list>
        </draw:rect>
        <draw:rect draw:style-name="gr45" draw:text-style-name="P30" draw:layer="layout" svg:width="8.255cm" svg:height="1.905cm" svg:x="19.223cm" svg:y="9.957cm">
          <text:list text:style-name="L1">
            <text:list-item>
              <text:p text:style-name="P20"><text:span text:style-name="T3">No Kinds</text:span></text:p>
            </text:list-item>
          </text:list>
          <text:list text:style-name="L1">
            <text:list-item>
              <text:p text:style-name="P10"><text:span text:style-name="T10"><text:s/></text:span><text:span text:style-name="T10">there is no real notion of kinds</text:span></text:p>
            </text:list-item>
          </text:list>
        </draw:rect>
        <draw:rect draw:style-name="gr45" draw:text-style-name="P30" draw:layer="layout" svg:width="8.255cm" svg:height="3.175cm" svg:x="19.164cm" svg:y="11.544cm">
          <text:list text:style-name="L1">
            <text:list-item>
              <text:p text:style-name="P20"><text:span text:style-name="T3">No Collections</text:span></text:p>
            </text:list-item>
          </text:list>
          <text:list text:style-name="L1">
            <text:list-item>
              <text:p text:style-name="P10"><text:span text:style-name="T10"><text:s/></text:span><text:span text:style-name="T10">there is no real notion of collections</text:span></text:p>
            </text:list-item>
          </text:list>
          <text:list text:style-name="L1">
            <text:list-item>
              <text:p text:style-name="P18"><text:span text:style-name="T10"><text:s/></text:span><text:span text:style-name="T10">however, a query result set is like a</text:span><text:span text:style-name="T10"><text:line-break/></text:span><text:span text:style-name="T10"> <text:s/>collection, and the list of entries for an </text:span><text:span text:style-name="T10"><text:line-break/></text:span><text:span text:style-name="T10"> <text:s/>attribute is like a collection </text:span></text:p>
            </text:list-item>
          </text:list>
        </draw:rect>
        <draw:rect draw:style-name="gr22" draw:text-style-name="P30" draw:layer="layout" svg:width="8.572cm" svg:height="4.445cm" svg:x="9.957cm" svg:y="11.544cm">
          <text:list text:style-name="L1">
            <text:list-item>
              <text:p text:style-name="P20"><text:span text:style-name="T3">Tags</text:span></text:p>
            </text:list-item>
          </text:list>
          <text:list text:style-name="L1">
            <text:list-item>
              <text:p text:style-name="P10"><text:span text:style-name="T10"><text:s/></text:span><text:span text:style-name="T10">items can have tags</text:span></text:p>
            </text:list-item>
          </text:list>
          <text:list text:style-name="L1">
            <text:list-item>
              <text:p text:style-name="P18"><text:span text:style-name="T10"><text:s/></text:span><text:span text:style-name="T10">tags are like the tags in del.icio.us or flikr</text:span></text:p>
            </text:list-item>
          </text:list>
          <text:list text:style-name="L1">
            <text:list-item>
              <text:p text:style-name="P18"><text:span text:style-name="T10"><text:s/></text:span><text:span text:style-name="T10">you can search for all items with some tag</text:span></text:p>
            </text:list-item>
          </text:list>
          <text:list text:style-name="L1">
            <text:list-item>
              <text:p text:style-name="P18"><text:span text:style-name="T10"><text:s/></text:span><text:span text:style-name="T10">the tags are items themselves, so a tag </text:span><text:span text:style-name="T10"><text:line-break/></text:span><text:span text:style-name="T10"> <text:s/>can have a description as well as other</text:span><text:span text:style-name="T10"><text:line-break/></text:span><text:span text:style-name="T10"> <text:s/>attributes</text:span></text:p>
            </text:list-item>
          </text:list>
        </draw:rect>
        <draw:rect draw:style-name="gr22" draw:text-style-name="P30" draw:layer="layout" svg:width="8.573cm" svg:height="8.256cm" svg:x="0.749cm" svg:y="2.336cm">
          <text:list text:style-name="L1">
            <text:list-item>
              <text:p text:style-name="P20"><text:span text:style-name="T3">Categories</text:span></text:p>
            </text:list-item>
          </text:list>
          <text:list text:style-name="L1">
            <text:list-item>
              <text:p text:style-name="P10"><text:span text:style-name="T10"><text:s/></text:span><text:span text:style-name="T10">items can be assigned to categories</text:span></text:p>
            </text:list-item>
          </text:list>
          <text:list text:style-name="L1">
            <text:list-item>
              <text:p text:style-name="P18"><text:span text:style-name="T10"><text:s/></text:span><text:span text:style-name="T10">a category is a little bit like the Chandler</text:span><text:span text:style-name="T10"><text:line-break/></text:span><text:span text:style-name="T10"> <text:s/>notion of a Kind</text:span></text:p>
            </text:list-item>
          </text:list>
          <text:list text:style-name="L1">
            <text:list-item>
              <text:p text:style-name="P18"><text:span text:style-name="T10"><text:s/></text:span><text:span text:style-name="T10">you can search for all items in a category</text:span></text:p>
            </text:list-item>
          </text:list>
          <text:list text:style-name="L1">
            <text:list-item>
              <text:p text:style-name="P18"><text:span text:style-name="T10"><text:s/></text:span><text:span text:style-name="T10">an item can belong to more than one </text:span><text:span text:style-name="T10"><text:line-break/></text:span><text:span text:style-name="T10"> <text:s/>category (kind) – San Francisco can be </text:span><text:span text:style-name="T10"><text:line-break/></text:span><text:span text:style-name="T10"> <text:s/>both a City and a County</text:span></text:p>
            </text:list-item>
          </text:list>
          <text:list text:style-name="L1">
            <text:list-item>
              <text:p text:style-name="P18"><text:span text:style-name="T10"><text:s/></text:span><text:span text:style-name="T10">an item does not need to belong to any</text:span><text:span text:style-name="T10"><text:line-break/></text:span><text:span text:style-name="T10"> <text:s/>category – “kind-less items”</text:span></text:p>
            </text:list-item>
          </text:list>
          <text:list text:style-name="L1">
            <text:list-item>
              <text:p text:style-name="P18"><text:span text:style-name="T10"><text:s/></text:span><text:span text:style-name="T10">you can switch an item from one category</text:span><text:span text:style-name="T10"><text:line-break/></text:span><text:span text:style-name="T10"> <text:s/>to another</text:span></text:p>
            </text:list-item>
          </text:list>
          <text:list text:style-name="L1">
            <text:list-item>
              <text:p text:style-name="P18"><text:span text:style-name="T10"><text:s/></text:span><text:span text:style-name="T10">a category is really just an item itself, so</text:span><text:span text:style-name="T10"><text:line-break/></text:span><text:span text:style-name="T10"> <text:s/>a category can have a description and</text:span><text:span text:style-name="T10"><text:line-break/></text:span><text:span text:style-name="T10"> <text:s/>other attributes</text:span></text:p>
            </text:list-item>
          </text:list>
          <text:list text:style-name="L1">
            <text:list-item>
              <text:p text:style-name="P18"><text:span text:style-name="T10"><text:s/></text:span><text:span text:style-name="T10">any item can serve as a category</text:span></text:p>
            </text:list-item>
          </text:list>
        </draw:rect>
        <draw:rect draw:style-name="gr45" draw:text-style-name="P30" draw:layer="layout" svg:width="8.255cm" svg:height="2.223cm" svg:x="19.164cm" svg:y="16.941cm">
          <text:list text:style-name="L1">
            <text:list-item>
              <text:p text:style-name="P20"><text:span text:style-name="T3">No Permissions</text:span></text:p>
            </text:list-item>
          </text:list>
          <text:list text:style-name="L1">
            <text:list-item>
              <text:p text:style-name="P10"><text:span text:style-name="T10"><text:s/></text:span><text:span text:style-name="T10">all content is readable by anyone</text:span></text:p>
            </text:list-item>
          </text:list>
          <text:list text:style-name="L1">
            <text:list-item>
              <text:p text:style-name="P18"><text:span text:style-name="T10"><text:s/></text:span><text:span text:style-name="T10">anyone with an account can add content</text:span></text:p>
            </text:list-item>
          </text:list>
        </draw:rect>
        <draw:rect draw:style-name="gr22" draw:text-style-name="P30" draw:layer="layout" svg:width="8.572cm" svg:height="2.222cm" svg:x="19.164cm" svg:y="7.417cm">
          <text:list text:style-name="L1">
            <text:list-item>
              <text:p text:style-name="P20"><text:span text:style-name="T3">Attribution</text:span></text:p>
            </text:list-item>
          </text:list>
          <text:list text:style-name="L1">
            <text:list-item>
              <text:p text:style-name="P10"><text:span text:style-name="T10"><text:s/></text:span><text:span text:style-name="T10">an item knows who created it, and when</text:span></text:p>
            </text:list-item>
          </text:list>
          <text:list text:style-name="L1">
            <text:list-item>
              <text:p text:style-name="P11"><text:span text:style-name="T10"><text:s/></text:span><text:span text:style-name="T10">an entry knows who created it, and when</text:span></text:p>
            </text:list-item>
          </text:list>
        </draw:rect>
        <draw:rect draw:style-name="gr22" draw:text-style-name="P30" draw:layer="layout" svg:width="8.572cm" svg:height="2.539cm" svg:x="19.164cm" svg:y="4.878cm">
          <text:list text:style-name="L1">
            <text:list-item>
              <text:p text:style-name="P20"><text:span text:style-name="T3">History</text:span></text:p>
            </text:list-item>
          </text:list>
          <text:list text:style-name="L1">
            <text:list-item>
              <text:p text:style-name="P10"><text:span text:style-name="T10"><text:s/></text:span><text:span text:style-name="T10">we keep a complete transaction log</text:span></text:p>
            </text:list-item>
          </text:list>
          <text:list text:style-name="L1">
            <text:list-item>
              <text:p text:style-name="P11"><text:span text:style-name="T10"><text:s/></text:span><text:span text:style-name="T10">a repository can be rolled back to any</text:span><text:span text:style-name="T10"><text:line-break/></text:span><text:span text:style-name="T10"> <text:s/>point in its history</text:span></text:p>
            </text:list-item>
          </text:list>
        </draw:rect>
        <draw:rect draw:style-name="gr22" draw:text-style-name="P30" draw:layer="layout" svg:width="8.572cm" svg:height="2.539cm" svg:x="19.165cm" svg:y="2.338cm">
          <text:list text:style-name="L1">
            <text:list-item>
              <text:p text:style-name="P20"><text:span text:style-name="T3">Forking and Merging</text:span></text:p>
            </text:list-item>
          </text:list>
          <text:list text:style-name="L1">
            <text:list-item>
              <text:p text:style-name="P10"><text:span text:style-name="T10"><text:s/></text:span><text:span text:style-name="T10">a repository can be forked</text:span></text:p>
            </text:list-item>
          </text:list>
          <text:list text:style-name="L1">
            <text:list-item>
              <text:p text:style-name="P11"><text:span text:style-name="T10"><text:s/></text:span><text:span text:style-name="T10">any two repositories can be merged,</text:span><text:span text:style-name="T10"><text:line-break/></text:span><text:span text:style-name="T10"> <text:s/>including two forks of a repository</text:span></text:p>
            </text:list-item>
          </text:list>
        </draw:rect>
        <draw:line draw:style-name="gr4" draw:text-style-name="P6" draw:layer="layout" svg:x1="19.223cm" svg:y1="9.639cm" svg:x2="27.102cm" svg:y2="9.639cm">
          <text:p text:style-name="P7"/>
        </draw:line>
        <draw:rect draw:style-name="gr22" draw:text-style-name="P30" draw:layer="layout" svg:width="8.572cm" svg:height="4.762cm" svg:x="9.957cm" svg:y="15.672cm">
          <text:list text:style-name="L1">
            <text:list-item>
              <text:p text:style-name="P20"><text:span text:style-name="T3">Names and Identifiers</text:span></text:p>
            </text:list-item>
          </text:list>
          <text:list text:style-name="L1">
            <text:list-item>
              <text:p text:style-name="P10"><text:span text:style-name="T10"><text:s/></text:span><text:span text:style-name="T10">every item has its own URL</text:span></text:p>
            </text:list-item>
          </text:list>
          <text:list text:style-name="L1">
            <text:list-item>
              <text:p text:style-name="P18"><text:span text:style-name="T10"><text:s/></text:span><text:span text:style-name="T10">any item can have a name</text:span></text:p>
            </text:list-item>
          </text:list>
          <text:list text:style-name="L1">
            <text:list-item>
              <text:p text:style-name="P11"><text:span text:style-name="T10"><text:s/></text:span><text:span text:style-name="T10">names never need to be unique – any</text:span><text:span text:style-name="T10"><text:line-break/></text:span><text:span text:style-name="T10"> <text:s/>two items can have the same name</text:span></text:p>
            </text:list-item>
          </text:list>
          <text:list text:style-name="L1">
            <text:list-item>
              <text:p text:style-name="P11"><text:span text:style-name="T10"><text:s/></text:span><text:span text:style-name="T10">an item can have more than one name</text:span></text:p>
            </text:list-item>
          </text:list>
          <text:list text:style-name="L1">
            <text:list-item>
              <text:p text:style-name="P11"><text:span text:style-name="T10"><text:s/></text:span><text:span text:style-name="T10">names are never used as unique ids</text:span></text:p>
            </text:list-item>
          </text:list>
          <text:list text:style-name="L1">
            <text:list-item>
              <text:p text:style-name="P11"><text:span text:style-name="T10"><text:s/></text:span><text:span text:style-name="T10">unique ids are never used as names</text:span></text:p>
            </text:list-item>
          </text:list>
          <text:list text:style-name="L1">
            <text:list-item>
              <text:p text:style-name="P11"><text:span text:style-name="T10"><text:s/></text:span><text:span text:style-name="T10">unique ids never appear in the UI*</text:span><text:span text:style-name="T10"><text:line-break/></text:span><text:span text:style-name="T10"> <text:s/>*</text:span><text:span text:style-name="T6">(except in URLs) </text:span></text:p>
            </text:list-item>
          </text:list>
        </draw:rect>
        <draw:rect draw:style-name="gr22" draw:text-style-name="P30" draw:layer="layout" svg:width="8.572cm" svg:height="3.809cm" svg:x="9.957cm" svg:y="7.417cm">
          <text:list text:style-name="L1">
            <text:list-item>
              <text:p text:style-name="P20"><text:span text:style-name="T3">Types</text:span></text:p>
            </text:list-item>
          </text:list>
          <text:list text:style-name="L1">
            <text:list-item>
              <text:p text:style-name="P10"><text:span text:style-name="T10"><text:s/></text:span><text:span text:style-name="T10">literals: Text, Number, Date, URL, etc.</text:span></text:p>
            </text:list-item>
          </text:list>
          <text:list text:style-name="L1">
            <text:list-item>
              <text:p text:style-name="P11"><text:span text:style-name="T10"><text:s/></text:span><text:span text:style-name="T10">bi-directional item connections </text:span></text:p>
            </text:list-item>
          </text:list>
          <text:list text:style-name="L1">
            <text:list-item>
              <text:p text:style-name="P11"><text:span text:style-name="T10"><text:s/></text:span><text:span text:style-name="T10">one-way item references</text:span></text:p>
            </text:list-item>
          </text:list>
          <text:list text:style-name="L1">
            <text:list-item>
              <text:p text:style-name="P11"><text:span text:style-name="T10"><text:s/></text:span><text:span text:style-name="T10">dates can be “fuzzy” – users can enter</text:span><text:span text:style-name="T10"><text:line-break/></text:span><text:span text:style-name="T10"> <text:s/>dates like: <text:s/>8/18/2005, August 1944, </text:span><text:span text:style-name="T10"><text:line-break/></text:span><text:span text:style-name="T10"> <text:s/>1944, Today, or Tomorrow</text:span></text:p>
            </text:list-item>
          </text:list>
        </draw:rect>
        <draw:rect draw:style-name="gr45" draw:text-style-name="P30" draw:layer="layout" svg:width="8.255cm" svg:height="1.906cm" svg:x="19.164cm" svg:y="19.163cm">
          <text:list text:style-name="L1">
            <text:list-item>
              <text:p text:style-name="P20"><text:span text:style-name="T3">No Anonymity</text:span></text:p>
            </text:list-item>
          </text:list>
          <text:list text:style-name="L1">
            <text:list-item>
              <text:p text:style-name="P10"><text:span text:style-name="T10"><text:s/></text:span><text:span text:style-name="T10">all content can be attributed to someone</text:span></text:p>
            </text:list-item>
          </text:list>
        </draw:rect>
      </draw:page>
      <draw:page draw:name="page8" draw:style-name="dp1" draw:master-page-name="Default">
        <draw:rect draw:style-name="gr23" draw:text-style-name="P6" draw:layer="layout" svg:width="1.587cm" svg:height="0.317cm" svg:x="23.292cm" svg:y="8.686cm">
          <text:p text:style-name="P7"/>
        </draw:rect>
        <draw:rect draw:style-name="gr23" draw:text-style-name="P6" draw:layer="layout" svg:width="0.318cm" svg:height="1.905cm" svg:x="25.514cm" svg:y="11.861cm">
          <text:p text:style-name="P7"/>
        </draw:rect>
        <draw:custom-shape draw:style-name="gr3" draw:text-style-name="P5" draw:layer="layout" svg:width="2.223cm" svg:height="2.858cm" svg:x="19.799cm" svg:y="13.131cm">
          <text:p text:style-name="P1"><text:span text:style-name="T3">LAN</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17" draw:layer="layout" svg:width="9.525cm" svg:height="14.287cm" svg:x="3.607cm" svg:y="3.924cm">
          <text:p text:style-name="P15"><text:span text:style-name="T3">Firefox</text:span></text:p>
          <text:p text:style-name="P15"><text:span text:style-name="T7">(future ports to Safari, IE, etc.)</text:span></text:p>
          <draw:enhanced-geometry svg:viewBox="0 0 21600 21600" draw:type="rectangle" draw:enhanced-path="M 0 0 L 21600 0 21600 21600 0 21600 0 0 Z N"/>
        </draw:custom-shape>
        <draw:custom-shape draw:style-name="gr46" draw:text-style-name="P17" draw:layer="layout" svg:width="9.842cm" svg:height="10.477cm" svg:x="4.242cm" svg:y="5.512cm">
          <text:p text:style-name="P15"><text:span text:style-name="T3">DHTML </text:span><text:span text:style-name="T3"><text:line-break/></text:span><text:span text:style-name="T7">HTML DOM &amp; CSS &amp; JavaScript</text:span><text:span text:style-name="T7"><text:line-break/></text:span><text:span text:style-name="T7">(someday SVG?)</text:span></text:p>
          <draw:enhanced-geometry svg:viewBox="0 0 21600 21600" draw:type="rectangle" draw:enhanced-path="M 0 0 L 21600 0 21600 21600 0 21600 0 0 Z N"/>
        </draw:custom-shape>
        <draw:custom-shape draw:style-name="gr47" draw:text-style-name="P21" draw:layer="layout" svg:width="1.905cm" svg:height="6.668cm" svg:x="6.782cm" svg:y="8.051cm">
          <text:p text:style-name="P1"><text:span text:style-name="T7"/></text:p>
          <text:p text:style-name="P1"><text:span text:style-name="T7"/></text:p>
          <text:p text:style-name="P1"><text:span text:style-name="T7"/></text:p>
          <text:p text:style-name="P1"><text:span text:style-name="T7">plugin</text:span><text:span text:style-name="T7"><text:line-break/></text:span><text:span text:style-name="T7">view</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5.398cm" svg:height="1.27cm" svg:x="0.749cm" svg:y="0.749cm">
          <draw:text-box>
            <text:p text:style-name="P7"><text:span text:style-name="T4">Architecture</text:span></text:p>
          </draw:text-box>
        </draw:frame>
        <draw:custom-shape draw:style-name="gr3" draw:text-style-name="P5" draw:layer="layout" svg:width="1.588cm" svg:height="2.54cm" svg:x="16.307cm" svg:y="16.624cm">
          <text:p text:style-name="P1"><text:span text:style-name="T3">local</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7" draw:text-style-name="P21" draw:layer="layout" svg:width="1.905cm" svg:height="6.668cm" svg:x="10.592cm" svg:y="8.051cm">
          <text:p text:style-name="P1"><text:span text:style-name="T7"/></text:p>
          <text:p text:style-name="P1"><text:span text:style-name="T7"/></text:p>
          <text:p text:style-name="P1"><text:span text:style-name="T7"/></text:p>
          <text:p text:style-name="P1"><text:span text:style-name="T7">data</text:span></text:p>
          <text:p text:style-name="P1"><text:span text:style-name="T7">model</text:span></text:p>
          <text:p text:style-name="P1"><text:span text:style-name="T7">AP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5" draw:layer="layout" svg:width="2.223cm" svg:height="7.938cm" svg:x="12.18cm" svg:y="7.416cm">
          <text:p text:style-name="P1"><text:span text:style-name="T3"/></text:p>
          <text:p text:style-name="P1"><text:span text:style-name="T3">data</text:span></text:p>
          <text:p text:style-name="P1"><text:span text:style-name="T3">model</text:span></text:p>
          <text:p text:style-name="P1"><text:span text:style-name="T3">code</text:span><text:span text:style-name="T3"><text:line-break/></text:span><text:span text:style-name="T7"><text:line-break/></text:span><text:span text:style-name="T7">items</text:span><text:span text:style-name="T7"><text:line-break/></text:span><text:span text:style-name="T7">attributes</text:span><text:span text:style-name="T7"><text:line-break/></text:span><text:span text:style-name="T7">entries</text:span><text:span text:style-name="T7"><text:line-break/></text:span><text:span text:style-name="T7">queries</text:span><text:span text:style-name="T7"><text:line-break/></text:span><text:span text:style-name="T7">etc.</text:span></text:p>
          <draw:enhanced-geometry svg:viewBox="0 0 21600 21600" draw:type="rectangle" draw:enhanced-path="M 0 0 L 21600 0 21600 21600 0 21600 0 0 Z N"/>
        </draw:custom-shape>
        <draw:custom-shape draw:style-name="gr47" draw:text-style-name="P5" draw:layer="layout" svg:width="3.81cm" svg:height="4.762cm" svg:x="19.799cm" svg:y="7.416cm">
          <text:p text:style-name="P1"><text:span text:style-name="T3"/></text:p>
          <text:p text:style-name="P1"><text:span text:style-name="T3">server</text:span></text:p>
          <text:p text:style-name="P1"><text:span text:style-name="T3">code</text:span><text:span text:style-name="T3"><text:line-break/></text:span><text:span text:style-name="T7">20 lines of PHP now</text:span><text:span text:style-name="T7"><text:line-break/></text:span><text:span text:style-name="T7"><text:line-break/></text:span><text:span text:style-name="T7">someday maybe</text:span><text:span text:style-name="T7"><text:line-break/></text:span><text:span text:style-name="T7">PHP ?</text:span><text:span text:style-name="T7"><text:line-break/></text:span><text:span text:style-name="T7">Java ?</text:span><text:span text:style-name="T7"><text:line-break/></text:span><text:span text:style-name="T7">JavaScript via Rhino ?</text:span></text:p>
          <draw:enhanced-geometry svg:viewBox="0 0 21600 21600" draw:type="rectangle" draw:enhanced-path="M 0 0 L 21600 0 21600 21600 0 21600 0 0 Z N"/>
        </draw:custom-shape>
        <draw:custom-shape draw:style-name="gr3" draw:text-style-name="P5" draw:layer="layout" svg:width="2.222cm" svg:height="2.858cm" svg:x="24.562cm" svg:y="13.131cm">
          <text:p text:style-name="P1"><text:span text:style-name="T3">server</text:span><text:span text:style-name="T3"><text:line-break/></text:span><text:span text:style-name="T3">dis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5" draw:layer="layout" svg:width="1.27cm" svg:height="1.587cm" svg:x="1.067cm" svg:y="6.465cm">
          <text:p text:style-name="P1"><text:span text:style-name="T3">user</text:span></text:p>
          <draw:enhanced-geometry svg:viewBox="0 0 21600 21600" draw:type="rectangle" draw:enhanced-path="M 0 0 L 21600 0 21600 21600 0 21600 0 0 Z N"/>
        </draw:custom-shape>
        <draw:custom-shape draw:style-name="gr47" draw:text-style-name="P5" draw:layer="layout" svg:width="2.54cm" svg:height="7.938cm" svg:x="8.369cm" svg:y="7.416cm">
          <text:p text:style-name="P1"><text:span text:style-name="T3"/></text:p>
          <text:p text:style-name="P1"><text:span text:style-name="T3">view</text:span><text:span text:style-name="T3"><text:line-break/></text:span><text:span text:style-name="T3">foundation</text:span></text:p>
          <text:p text:style-name="P1"><text:span text:style-name="T3">code</text:span></text:p>
          <draw:enhanced-geometry svg:viewBox="0 0 21600 21600" draw:type="rectangle" draw:enhanced-path="M 0 0 L 21600 0 21600 21600 0 21600 0 0 Z N"/>
        </draw:custom-shape>
        <draw:custom-shape draw:style-name="gr16" draw:text-style-name="P5" draw:layer="layout" svg:width="2.223cm" svg:height="3.175cm" svg:x="4.876cm" svg:y="7.417cm">
          <text:p text:style-name="P1"><text:span text:style-name="T3">standard</text:span><text:span text:style-name="T3"><text:line-break/></text:span><text:span text:style-name="T3">views</text:span><text:span text:style-name="T3"><text:line-break/></text:span><text:span text:style-name="T3"/></text:p>
          <text:p text:style-name="P1"><text:span text:style-name="T7">table view</text:span><text:span text:style-name="T7"><text:line-break/></text:span><text:span text:style-name="T7">list view</text:span><text:span text:style-name="T7"><text:line-break/></text:span><text:span text:style-name="T7">detail view</text:span></text:p>
          <draw:enhanced-geometry svg:viewBox="0 0 21600 21600" draw:type="rectangle" draw:enhanced-path="M 0 0 L 21600 0 21600 21600 0 21600 0 0 Z N"/>
        </draw:custom-shape>
        <draw:custom-shape draw:style-name="gr3" draw:text-style-name="P4" draw:layer="layout" svg:width="2.223cm" svg:height="4.763cm" svg:x="4.877cm" svg:y="10.591cm">
          <text:p text:style-name="P1"><text:span text:style-name="T3">third</text:span><text:span text:style-name="T3"><text:line-break/></text:span><text:span text:style-name="T3">party</text:span><text:span text:style-name="T3"><text:line-break/></text:span><text:span text:style-name="T3">views</text:span><text:span text:style-name="T3"><text:line-break/></text:span><text:span text:style-name="T3"/></text:p>
          <text:p text:style-name="P1"><text:span text:style-name="T7">bar chart</text:span><text:span text:style-name="T7"><text:line-break/></text:span><text:span text:style-name="T7">pivot table</text:span><text:span text:style-name="T7"><text:line-break/></text:span><text:span text:style-name="T7">gantt chart</text:span></text:p>
          <text:p text:style-name="P1"><text:span text:style-name="T7">outliner</text:span><text:span text:style-name="T7"><text:line-break/></text:span><text:span text:style-name="T7">etc.</text:span></text:p>
          <draw:enhanced-geometry svg:viewBox="0 0 21600 21600" draw:type="rectangle" draw:enhanced-path="M 0 0 L 21600 0 21600 21600 0 21600 0 0 Z N"/>
        </draw:custom-shape>
        <draw:custom-shape draw:style-name="gr48" draw:text-style-name="P6" draw:layer="layout" svg:width="1.27cm" svg:height="1.27cm" svg:x="1.067cm" svg:y="5.512cm">
          <text:p text:style-name="P7"/>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5" draw:layer="layout" svg:width="6.032cm" svg:height="2.223cm" svg:x="14.085cm" svg:y="7.733cm">
          <text:p text:style-name="P1"><text:span text:style-name="T10">XMLHttpRequest</text:span><text:span text:style-name="T3"><text:line-break/></text:span><text:span text:style-name="T7">XML or JSON over 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5.398cm" svg:height="6.033cm" draw:transform="rotate (-1.57079632679579) translate (20.117cm 11.543cm)">
          <text:p text:style-name="P7"/>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rect draw:style-name="gr1" draw:text-style-name="P31" draw:layer="layout" svg:width="4.128cm" svg:height="0.952cm" svg:x="15.037cm" svg:y="13.766cm">
          <text:p text:style-name="P1"><text:span text:style-name="T10">direct file access</text:span></text:p>
        </draw:rect>
        <draw:custom-shape draw:style-name="gr49" draw:text-style-name="P5" draw:layer="layout" svg:width="2.222cm" svg:height="4.762cm" svg:x="24.562cm" svg:y="7.416cm">
          <text:p text:style-name="P1"><text:span text:style-name="T3"/></text:p>
          <text:p text:style-name="P1"><text:span text:style-name="T3">data</text:span><text:span text:style-name="T3"><text:line-break/></text:span><text:span text:style-name="T3">store</text:span><text:span text:style-name="T3"><text:line-break/></text:span><text:span text:style-name="T7"><text:line-break/></text:span><text:span text:style-name="T7">MySQL ?</text:span><text:span text:style-name="T7"><text:line-break/></text:span><text:span text:style-name="T7">Jackrabbit ?</text:span></text:p>
          <draw:enhanced-geometry svg:viewBox="0 0 21600 21600" draw:type="rectangle" draw:enhanced-path="M 0 0 L 21600 0 21600 21600 0 21600 0 0 Z N"/>
        </draw:custom-shape>
        <draw:custom-shape draw:style-name="gr16" draw:text-style-name="P31" draw:layer="layout" svg:width="0.952cm" svg:height="2.54cm" svg:x="16.624cm" svg:y="10.274cm">
          <text:p text:style-name="P31"><text:span text:style-name="T10">or</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9" draw:style-name="dp1" draw:master-page-name="Default">
        <draw:frame draw:style-name="gr50" draw:text-style-name="P7" draw:layer="layout" svg:width="13.335cm" svg:height="7.553cm" svg:x="0.432cm" svg:y="0.749cm">
          <draw:text-box>
            <text:p text:style-name="P7"/>
          </draw:text-box>
        </draw:frame>
        <draw:frame draw:style-name="gr51" draw:text-style-name="P8" draw:layer="layout" svg:width="9.842cm" svg:height="1.202cm" svg:x="0.75cm" svg:y="0.817cm">
          <draw:text-box>
            <text:p text:style-name="P7"><text:span text:style-name="T4">Open source licenses</text:span></text:p>
          </draw:text-box>
        </draw:frame>
        <draw:line draw:style-name="gr4" draw:text-style-name="P6" draw:layer="layout" svg:x1="3.289cm" svg:y1="4.877cm" svg:x2="24.562cm" svg:y2="4.877cm">
          <text:p text:style-name="P7"/>
        </draw:line>
        <draw:rect draw:style-name="gr1" draw:text-style-name="P5" draw:layer="layout" svg:width="2.54cm" svg:height="1.27cm" svg:x="3.607cm" svg:y="7.099cm">
          <text:p text:style-name="P1"><text:span text:style-name="T3">patent</text:span></text:p>
          <text:p text:style-name="P1"><text:span text:style-name="T3">provisions</text:span></text:p>
        </draw:rect>
        <draw:rect draw:style-name="gr1" draw:text-style-name="P5" draw:layer="layout" svg:width="2.54cm" svg:height="1.27cm" svg:x="3.607cm" svg:y="5.194cm">
          <text:p text:style-name="P1"><text:span text:style-name="T3">copyright</text:span><text:span text:style-name="T3"><text:line-break/></text:span><text:span text:style-name="T3">provisions</text:span></text:p>
        </draw:rect>
        <draw:line draw:style-name="gr4" draw:text-style-name="P6" draw:layer="layout" svg:x1="6.465cm" svg:y1="2.654cm" svg:x2="6.465cm" svg:y2="8.687cm">
          <text:p text:style-name="P7"/>
        </draw:line>
        <draw:rect draw:style-name="gr1" draw:text-style-name="P5" draw:layer="layout" svg:width="5.715cm" svg:height="1.27cm" svg:x="6.782cm" svg:y="5.194cm">
          <text:p text:style-name="P1"><text:span text:style-name="T3">creative commons</text:span><text:span text:style-name="T3"><text:line-break/></text:span><text:span text:style-name="T3">public domain dedication</text:span></text:p>
        </draw:rect>
        <draw:rect draw:style-name="gr1" draw:text-style-name="P5" draw:layer="layout" svg:width="2.222cm" svg:height="1.27cm" svg:x="14.402cm" svg:y="7.099cm">
          <text:p text:style-name="P1"><text:span text:style-name="T3">apache</text:span><text:span text:style-name="T3"><text:line-break/></text:span><text:span text:style-name="T3">license</text:span></text:p>
        </draw:rect>
        <draw:line draw:style-name="gr4" draw:text-style-name="P6" draw:layer="layout" svg:x1="3.289cm" svg:y1="6.782cm" svg:x2="24.562cm" svg:y2="6.782cm">
          <text:p text:style-name="P7"/>
        </draw:line>
        <draw:line draw:style-name="gr4" draw:text-style-name="P6" draw:layer="layout" svg:x1="13.132cm" svg:y1="4.877cm" svg:x2="13.132cm" svg:y2="8.687cm">
          <text:p text:style-name="P7"/>
        </draw:line>
        <draw:rect draw:style-name="gr1" draw:text-style-name="P5" draw:layer="layout" svg:width="4.762cm" svg:height="1.587cm" svg:x="13.132cm" svg:y="2.972cm">
          <text:p text:style-name="P1"><text:span text:style-name="T3">attribution</text:span><text:span text:style-name="T3"><text:line-break/></text:span><text:span text:style-name="T3">requirement</text:span></text:p>
        </draw:rect>
        <draw:custom-shape draw:style-name="gr3" draw:text-style-name="P5" draw:layer="layout" svg:width="5.398cm" svg:height="1.588cm" svg:x="7.099cm" svg:y="2.972cm">
          <text:p text:style-name="P1"><text:span text:style-name="T3">no restrictions</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398cm" svg:height="1.588cm" svg:x="18.529cm" svg:y="2.971cm">
          <text:p text:style-name="P1"><text:span text:style-name="T3">more restriction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5" draw:layer="layout" svg:width="1.905cm" svg:height="1.27cm" svg:x="15.672cm" svg:y="5.194cm">
          <text:p text:style-name="P1"><text:span text:style-name="T3">BSD</text:span><text:span text:style-name="T3"><text:line-break/></text:span><text:span text:style-name="T3">license</text:span></text:p>
        </draw:rect>
        <draw:rect draw:style-name="gr1" draw:text-style-name="P5" draw:layer="layout" svg:width="1.905cm" svg:height="1.27cm" svg:x="13.45cm" svg:y="5.194cm">
          <text:p text:style-name="P1"><text:span text:style-name="T3">MIT</text:span><text:span text:style-name="T3"><text:line-break/></text:span><text:span text:style-name="T3">license</text:span></text:p>
        </draw:rect>
        <draw:line draw:style-name="gr4" draw:text-style-name="P6" draw:layer="layout" svg:x1="17.895cm" svg:y1="4.877cm" svg:x2="17.895cm" svg:y2="8.687cm">
          <text:p text:style-name="P7"/>
        </draw:line>
        <draw:rect draw:style-name="gr1" draw:text-style-name="P5" draw:layer="layout" svg:width="1.587cm" svg:height="1.27cm" svg:x="18.213cm" svg:y="7.099cm">
          <text:p text:style-name="P1"><text:span text:style-name="T3">GPL</text:span></text:p>
        </draw:rect>
        <draw:line draw:style-name="gr4" draw:text-style-name="P6" draw:layer="layout" svg:x1="3.289cm" svg:y1="8.687cm" svg:x2="24.562cm" svg:y2="8.687cm">
          <text:p text:style-name="P7"/>
        </draw:line>
        <draw:custom-shape draw:style-name="gr17" draw:text-style-name="P5" draw:layer="layout" svg:width="2.222cm" svg:height="1.271cm" svg:x="8.37cm" svg:y="7.099cm">
          <text:p text:style-name="P1"><text:span text:style-name="T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5" draw:layer="layout" svg:width="1.587cm" svg:height="1.27cm" svg:x="20.117cm" svg:y="7.099cm">
          <text:p text:style-name="P1"><text:span text:style-name="T3">etc.</text:span></text:p>
        </draw:rect>
        <draw:line draw:style-name="gr4" draw:text-style-name="P6" draw:layer="layout" svg:x1="24.562cm" svg:y1="2.654cm" svg:x2="24.562cm" svg:y2="8.687cm">
          <text:p text:style-name="P7"/>
        </draw:line>
        <draw:frame draw:style-name="gr51" draw:text-style-name="P8" draw:layer="layout" svg:width="14.604cm" svg:height="1.202cm" svg:x="0.75cm" svg:y="10.342cm">
          <draw:text-box>
            <text:p text:style-name="P7"><text:span text:style-name="T4">Contributor license agreement (CLA)</text:span></text:p>
          </draw:text-box>
        </draw:frame>
        <draw:custom-shape draw:style-name="gr3" draw:text-style-name="P4" draw:layer="layout" svg:width="21.273cm" svg:height="1.587cm" svg:x="3.289cm" svg:y="11.862cm">
          <text:p text:style-name="P15"><text:span text:style-name="T3">Option 1:</text:span><text:span text:style-name="T3"><text:line-break/></text:span><text:span text:style-name="T3">A peer-to-peer CLA agreement between a group of contributors, “executed in counterpar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1.588cm" svg:x="3.289cm" svg:y="13.767cm">
          <text:p text:style-name="P15"><text:span text:style-name="T3">Option 2:</text:span><text:span text:style-name="T3"><text:line-break/></text:span><text:span text:style-name="T3">Create a non-profit foundation. CLA is between the contributor and the found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1.273cm" svg:height="3.81cm" svg:x="3.289cm" svg:y="15.672cm">
          <text:list text:style-name="L1">
            <text:list-item>
              <text:p text:style-name="P15"><text:span text:style-name="T3">Option 3:</text:span><text:span text:style-name="T3"><text:line-break/></text:span><text:span text:style-name="T3">Operate as an autonomous project of an established foundation. CLA is between the </text:span><text:span text:style-name="T3"><text:line-break/></text:span><text:span text:style-name="T3">contributor and the foundation. Candidates might include:</text:span></text:p>
            </text:list-item>
          </text:list>
          <text:list text:style-name="L1">
            <text:list-item>
              <text:p text:style-name="P11"><text:span text:style-name="T3"><text:s/></text:span><text:span text:style-name="T3">Tides Foundation ?</text:span></text:p>
            </text:list-item>
          </text:list>
          <text:list text:style-name="L1">
            <text:list-item>
              <text:p text:style-name="P11"><text:span text:style-name="T3"><text:s/></text:span><text:span text:style-name="T3">Dojo Foundation ?</text:span></text:p>
            </text:list-item>
          </text:list>
          <text:list text:style-name="L1">
            <text:list-item>
              <text:p text:style-name="P11"><text:span text:style-name="T3"><text:s/></text:span><text:span text:style-name="T3">OSAF ?</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gray_2f_white" draw:display-name="Radial gray/white" draw:style="radial" draw:cx="50%" draw:cy="50%" draw:start-color="#ffffff" draw:end-color="#cccccc" draw:start-intensity="100%" draw:end-intensity="100%" draw:border="0%"/>
    <draw:hatch draw:name="Black_20_0_20_Degrees" draw:display-name="Black 0 Degrees" draw:style="single" draw:color="#000000" draw:distance="0.102cm" draw:rotation="0"/>
    <draw:marker draw:name="Arrow" svg:viewBox="0 0 20 30" svg:d="m10 0-10 30h20z"/>
    <draw:marker draw:name="Arrow_20_concave" draw:display-name="Arrow concave" svg:viewBox="0 0 1131 1580" svg:d="m1013 1491 118 89-567-1580-564 1580 114-85 136-68 148-46 161-17 161 13 153 46z"/>
    <draw:marker draw:name="Rounded_20_large_20_Arrow" draw:display-name="Rounded large Arrow" svg:viewBox="0 0 1131 2256" svg:d="m1127 2120-449-2006-9-42-25-39-38-25-38-8-43 8-38 25-25 39-9 42-449 2006v13l-4 9 9 42 25 38 38 25 42 9h903l42-9 38-25 26-38 8-42v-9z"/>
    <draw:marker draw:name="Square_20_45" draw:display-name="Square 45"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32cm" fo:margin-bottom="0.462cm" fo:margin-left="0.432cm" fo:margin-right="0.462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meta:initial-creator>Brian Skinner</meta:initial-creator>
    <meta:creation-date>2005-08-09T16:33:42</meta:creation-date>
    <dc:creator>Brian Skinner</dc:creator>
    <dc:date>2005-08-15T20:49:40</dc:date>
    <meta:printed-by>Brian Skinner</meta:printed-by>
    <meta:print-date>2005-08-10T19:38:18</meta:print-date>
    <dc:language>en-US</dc:language>
    <meta:editing-cycles>27</meta:editing-cycles>
    <meta:editing-duration>PT18H3M43S</meta:editing-duration>
    <meta:user-defined meta:name="Info 1"/>
    <meta:user-defined meta:name="Info 2"/>
    <meta:user-defined meta:name="Info 3"/>
    <meta:user-defined meta:name="Info 4"/>
    <meta:document-statistic meta:object-count="259"/>
  </office:meta>
</office:document-meta>
</file>